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13">
            <text:p>1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53M07S">
            <text:p>12:53:0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59M07S">
            <text:p>12:59:0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14 CPU_ALL.F1:CPU_ALL.F1 CPU_ALL.F2:CPU_ALL.F14 DISK_SUMM.D2:DISK_SUMM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8.6">
            <text:p>10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0.3307692307692">
            <text:p>10.3</text:p>
          </table:table-cell>
          <table:table-cell table:style-name="ce4" office:value-type="float" office:value="1.75384615384615">
            <text:p>1.8</text:p>
          </table:table-cell>
          <table:table-cell table:style-name="ce4" office:value-type="float" office:value="4.26923076923077">
            <text:p>4.3</text:p>
          </table:table-cell>
          <table:table-cell table:style-name="ce4" office:value-type="float" office:value="83.6384615384616">
            <text:p>83.6</text:p>
          </table:table-cell>
          <table:table-cell table:style-name="ce4" office:value-type="float" office:value="12.0846153846154">
            <text:p>1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05.2">
            <text:p>40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2">
            <text:p>38.2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18.7">
            <text:p>18.7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43.7">
            <text:p>43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0H54M07S">
            <text:p>12:54:0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.69769173492182">
            <text:p>3.7</text:p>
          </table:table-cell>
          <table:table-cell table:style-name="ce4" office:value-type="float" office:value="3.1359649122807">
            <text:p>3.1</text:p>
          </table:table-cell>
          <table:table-cell table:style-name="ce4" office:value-type="float" office:value="4.38018018018018">
            <text:p>4.4</text:p>
          </table:table-cell>
          <table:table-cell table:style-name="ce4" office:value-type="float" office:value="1.19203531683988">
            <text:p>1.2</text:p>
          </table:table-cell>
          <table:table-cell table:style-name="ce4" office:value-type="float" office:value="3.61616804583068">
            <text:p>3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40.536">
            <text:p>6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0936715500768107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53.06S">
            <text:p>00:12:5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22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968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4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9020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260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62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032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93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624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336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2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032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1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6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868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24860 2 19896 2862883 32721 0 2301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7938 0 4696 711674 4195 0 1555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34002 0 4996 722006 3967 0 217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32703 2 4719 720896 5587 0 236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30215 0 5484 708305 18970 0 290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890728 50 6 0 0 0 0 2 0 1 0 0 0 130 0 98000 66 0 0 0 0 0 0 0 22 0 0 0 0 0 0 0 0 97721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276598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451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554633 0 825138 417654 298306 98092 0 3 237420 1347 67667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21031502 <text:s/>762123 <text:s text:c="3"/>0 1254 <text:s text:c="3"/>0 <text:s text:c="4"/>0 <text:s text:c="9"/>0 <text:s text:c="8"/>0 1025198076 <text:s/>89921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3094 20950 994702 106376 84901 547304 5067480 6543408 0 417036 66578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992 20919 993650 105624 84901 547304 5067480 6543408 0 416956 66570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78 646003 22 386 8 55 23722 3529 20 0 1 0 4 2936832 400 4294967295 3354624 3454460 3214223456 3214218428 3081238 0 0 4096 536946211 3223525726 0 0 0 0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62123 errors:0 dropped:1254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89921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21031502 (221.0 MB) <text:s/>TX bytes:1025198076 (1.0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19 <text:s text:c="5"/>3962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19 <text:s text:c="5"/>3962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97.7">
            <text:p>97.7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38.2">
            <text:p>38.2</text:p>
          </table:table-cell>
          <table:table-cell office:value-type="float" office:value="5.5">
            <text:p>5.5</text:p>
          </table:table-cell>
          <table:table-cell office:value-type="float" office:value="8.5">
            <text:p>8.5</text:p>
          </table:table-cell>
          <table:table-cell office:value-type="float" office:value="47.8">
            <text:p>47.8</text:p>
          </table:table-cell>
          <table:table-cell office:value-type="float" office:value="43.7">
            <text:p>43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23.8">
            <text:p>23.8</text:p>
          </table:table-cell>
          <table:table-cell office:value-type="float" office:value="4.9">
            <text:p>4.9</text:p>
          </table:table-cell>
          <table:table-cell office:value-type="float" office:value="18.7">
            <text:p>18.7</text:p>
          </table:table-cell>
          <table:table-cell office:value-type="float" office:value="52.6">
            <text:p>52.6</text:p>
          </table:table-cell>
          <table:table-cell office:value-type="float" office:value="28.7">
            <text:p>28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37.1">
            <text:p>37.1</text:p>
          </table:table-cell>
          <table:table-cell office:value-type="float" office:value="5.1">
            <text:p>5.1</text:p>
          </table:table-cell>
          <table:table-cell office:value-type="float" office:value="14.3">
            <text:p>14.3</text:p>
          </table:table-cell>
          <table:table-cell office:value-type="float" office:value="43.4">
            <text:p>43.4</text:p>
          </table:table-cell>
          <table:table-cell office:value-type="float" office:value="42.2">
            <text:p>4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32.8">
            <text:p>32.8</text:p>
          </table:table-cell>
          <table:table-cell office:value-type="float" office:value="4.9">
            <text:p>4.9</text:p>
          </table:table-cell>
          <table:table-cell office:value-type="float" office:value="13.4">
            <text:p>13.4</text:p>
          </table:table-cell>
          <table:table-cell office:value-type="float" office:value="48.9">
            <text:p>48.9</text:p>
          </table:table-cell>
          <table:table-cell office:value-type="float" office:value="37.7">
            <text:p>37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99.2">
            <text:p>99.2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6">
            <text:p>99.6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0.3307692307692">
            <text:p>10.33</text:p>
            <draw:frame table:end-cell-address="CPU_ALL.U42" table:end-x="0.474in" table:end-y="0.0031in" draw:z-index="0" draw:name="Chart 1" draw:style-name="gr1" svg:width="14.0496in" svg:height="5.0535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.75384615384615">
            <text:p>1.75</text:p>
          </table:table-cell>
          <table:table-cell office:value-type="float" office:value="4.26923076923077">
            <text:p>4.27</text:p>
          </table:table-cell>
          <table:table-cell office:value-type="float" office:value="83.6384615384616">
            <text:p>83.64</text:p>
          </table:table-cell>
          <table:table-cell office:value-type="float" office:value="12.0846153846154">
            <text:p>12.0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8.98461538461538">
            <text:p>9.0</text:p>
          </table:table-cell>
          <table:table-cell table:style-name="ce10" office:value-type="float" office:value="1.63846153846154">
            <text:p>1.6</text:p>
          </table:table-cell>
          <table:table-cell table:style-name="ce10" office:value-type="float" office:value="1.84615384615385">
            <text:p>1.8</text:p>
          </table:table-cell>
          <table:table-cell table:style-name="ce10" office:value-type="float" office:value="87.5307692307692">
            <text:p>87.5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9.98461538461538">
            <text:p>10.0</text:p>
          </table:table-cell>
          <table:table-cell table:style-name="ce10" office:value-type="float" office:value="1.40769230769231">
            <text:p>1.4</text:p>
          </table:table-cell>
          <table:table-cell table:style-name="ce10" office:value-type="float" office:value="1.61538461538462">
            <text:p>1.6</text:p>
          </table:table-cell>
          <table:table-cell table:style-name="ce10" office:value-type="float" office:value="86.9923076923077">
            <text:p>87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0.9076923076923">
            <text:p>10.9</text:p>
          </table:table-cell>
          <table:table-cell table:style-name="ce10" office:value-type="float" office:value="1.47692307692308">
            <text:p>1.5</text:p>
          </table:table-cell>
          <table:table-cell table:style-name="ce10" office:value-type="float" office:value="4.05384615384615">
            <text:p>4.1</text:p>
          </table:table-cell>
          <table:table-cell table:style-name="ce10" office:value-type="float" office:value="83.5307692307692">
            <text:p>83.5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2.1307692307692">
            <text:p>12.1</text:p>
          </table:table-cell>
          <table:table-cell table:style-name="ce10" office:value-type="float" office:value="2.44615384615385">
            <text:p>2.4</text:p>
          </table:table-cell>
          <table:table-cell table:style-name="ce10" office:value-type="float" office:value="9.83846153846154">
            <text:p>9.8</text:p>
          </table:table-cell>
          <table:table-cell table:style-name="ce10" office:value-type="float" office:value="75.5846153846154">
            <text:p>75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0">
            <text:p>0</text:p>
          </table:table-cell>
          <table:table-cell office:value-type="float" office:value="2372.8">
            <text:p>2372.8</text:p>
          </table:table-cell>
          <table:table-cell office:value-type="float" office:value="267.6">
            <text:p>267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0.2">
            <text:p>0.2</text:p>
          </table:table-cell>
          <table:table-cell office:value-type="float" office:value="7960.4">
            <text:p>7960.4</text:p>
          </table:table-cell>
          <table:table-cell office:value-type="float" office:value="405.2">
            <text:p>40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0">
            <text:p>0</text:p>
          </table:table-cell>
          <table:table-cell office:value-type="float" office:value="4966">
            <text:p>4966</text:p>
          </table:table-cell>
          <table:table-cell office:value-type="float" office:value="387.8">
            <text:p>387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0">
            <text:p>0</text:p>
          </table:table-cell>
          <table:table-cell office:value-type="float" office:value="4830.6">
            <text:p>4830.6</text:p>
          </table:table-cell>
          <table:table-cell office:value-type="float" office:value="332.2">
            <text:p>33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0">
            <text:p>0</text:p>
          </table:table-cell>
          <table:table-cell office:value-type="float" office:value="927.6">
            <text:p>927.6</text:p>
          </table:table-cell>
          <table:table-cell office:value-type="float" office:value="9.8">
            <text:p>9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0">
            <text:p>0</text:p>
          </table:table-cell>
          <table:table-cell office:value-type="float" office:value="255.4">
            <text:p>255.4</text:p>
          </table:table-cell>
          <table:table-cell office:value-type="float" office:value="2.2">
            <text:p>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.6">
            <text:p>1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1.6">
            <text:p>1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0.0153846153846154">
            <text:p>0.0</text:p>
            <draw:frame table:end-cell-address="DISK_SUMM.T42" table:end-x="0.6197in" table:end-y="0.0031in" draw:z-index="0" draw:name="Chart 1" draw:style-name="gr1" svg:width="14.0118in" svg:height="5.0535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14])" office:value-type="float" office:value="1642.4">
            <text:p>1642.4</text:p>
          </table:table-cell>
          <table:table-cell table:style-name="ce11" table:formula="of:=AVERAGE([.D2:.D14])" office:value-type="float" office:value="108.6">
            <text:p>108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0.184615384615385">
            <text:p>0.2</text:p>
          </table:table-cell>
          <table:table-cell table:style-name="ce11" table:formula="of:=IF([.C16]=0;0;MAX(SUMPRODUCT([.C2:.C14];[.C2:.C14])/SUM([.C2:.C14])-[.C16];0))" office:value-type="float" office:value="3880.47245307055">
            <text:p>3880.5</text:p>
          </table:table-cell>
          <table:table-cell table:style-name="ce11" table:formula="of:=IF([.D16]=0;0;MAX(SUMPRODUCT([.D2:.D14];[.D2:.D14])/SUM([.D2:.D14])-[.D16];0))" office:value-type="float" office:value="243.186513670492">
            <text:p>243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0">
            <text:p>0.0</text:p>
          </table:table-cell>
          <table:table-cell table:style-name="ce11" table:formula="of:=ABS(MAX([.C2:.C14])-[.C16]-[.C17])" office:value-type="float" office:value="2437.52754692945">
            <text:p>2437.5</text:p>
          </table:table-cell>
          <table:table-cell table:style-name="ce11" table:formula="of:=ABS(MAX([.D2:.D14])-[.D16]-[.D17])" office:value-type="float" office:value="53.4134863295083">
            <text:p>53.4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2" office:value-type="float" office:value="8.9">
            <text:p>8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.8">
            <text:p>1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2" office:value-type="float" office:value="19.6">
            <text:p>19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9.2">
            <text:p>3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2" office:value-type="float" office:value="12.8">
            <text:p>12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5.6">
            <text:p>2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2" office:value-type="float" office:value="14.5">
            <text:p>1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9">
            <text:p>2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2" office:value-type="float" office:value="95.3">
            <text:p>95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0.6">
            <text:p>19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2" office:value-type="float" office:value="116.1">
            <text:p>116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2.2">
            <text:p>23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2"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.4">
            <text:p>1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2" office:value-type="float" office:value="6.7">
            <text:p>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4">
            <text:p>1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2" office:value-type="float" office:value="4.6">
            <text:p>4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2">
            <text:p>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2" office:value-type="float" office:value="5.3">
            <text:p>5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.6">
            <text:p>1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2" office:value-type="float" office:value="4.5">
            <text:p>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">
            <text:p>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2" office:value-type="float" office:value="4.8">
            <text:p>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6">
            <text:p>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22.9846153846154">
            <text:p>23.0</text:p>
            <draw:frame table:end-cell-address="DISKBSIZE.V42" table:end-x="0.328in" table:end-y="0.0031in" draw:z-index="0" draw:name="Chart 1" draw:style-name="gr1" svg:width="14.0177in" svg:height="5.0535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14])" office:value-type="float" office:value="22.9846153846154">
            <text:p>23.0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55.8931623931624">
            <text:p>55.9</text:p>
          </table:table-cell>
          <table:table-cell table:style-name="ce11" table:formula="of:=IF([.C16]=0;0;MAX(SUMPRODUCT([.C2:.C14];[.C2:.C14])/SUM([.C2:.C14])-[.C16];0))" office:value-type="float" office:value="55.8931623931624">
            <text:p>55.9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37.2222222222222">
            <text:p>37.2</text:p>
          </table:table-cell>
          <table:table-cell table:style-name="ce11" table:formula="of:=ABS(MAX([.C2:.C14])-[.C16]-[.C17])" office:value-type="float" office:value="37.2222222222222">
            <text:p>37.2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6]+ [.B17]" office:value-type="float" office:value="78.8777777777778">
            <text:p>78.9</text:p>
          </table:table-cell>
          <table:table-cell table:style-name="ce11" table:formula="of:=[.C16]+ [.C17]" office:value-type="float" office:value="78.8777777777778">
            <text:p>78.9</text:p>
          </table:table-cell>
          <table:table-cell table:style-name="ce11" table:formula="of:=[.D16]+ [.D17]" office:value-type="float" office:value="0">
            <text:p>0.0</text:p>
          </table:table-cell>
          <table:table-cell table:style-name="ce11" table:formula="of:=[.E16]+ [.E17]" office:value-type="float" office:value="0">
            <text:p>0.0</text:p>
          </table:table-cell>
          <table:table-cell table:style-name="ce11" table:formula="of:=[.F16]+ [.F1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8" table:end-x="0.328in" table:end-y="0.0169in" draw:z-index="1" draw:name="Chart 2" draw:style-name="gr1" svg:width="14.0177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2" office:value-type="float" office:value="47.3">
            <text:p>4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4.6">
            <text:p>9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2" office:value-type="float" office:value="80.9">
            <text:p>8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1.8">
            <text:p>16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2" office:value-type="float" office:value="71.2">
            <text:p>71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2.4">
            <text:p>14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2" office:value-type="float" office:value="63.5">
            <text:p>6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7">
            <text:p>12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">
            <text:p>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4">
            <text:p>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20.5461538461538">
            <text:p>20.5</text:p>
            <draw:frame table:end-cell-address="DISKBUSY.V42" table:end-x="0.328in" table:end-y="0.0031in" draw:z-index="0" draw:name="Chart 1" draw:style-name="gr1" svg:width="14.0177in" svg:height="5.0535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14])" office:value-type="float" office:value="20.5461538461538">
            <text:p>20.5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46.4461711257668">
            <text:p>46.4</text:p>
          </table:table-cell>
          <table:table-cell table:style-name="ce11" table:formula="of:=IF([.C16]=0;0;MAX(SUMPRODUCT([.C2:.C14];[.C2:.C14])/SUM([.C2:.C14])-[.C16];0))" office:value-type="float" office:value="46.4461711257668">
            <text:p>46.4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13.9076750280794">
            <text:p>13.9</text:p>
          </table:table-cell>
          <table:table-cell table:style-name="ce11" table:formula="of:=ABS(MAX([.C2:.C14])-[.C16]-[.C17])" office:value-type="float" office:value="13.9076750280794">
            <text:p>13.9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6]+ [.B17]" office:value-type="float" office:value="66.9923249719206">
            <text:p>67.0</text:p>
          </table:table-cell>
          <table:table-cell table:style-name="ce11" table:formula="of:=[.C16]+ [.C17]" office:value-type="float" office:value="66.9923249719206">
            <text:p>67.0</text:p>
          </table:table-cell>
          <table:table-cell table:style-name="ce11" table:formula="of:=[.D16]+ [.D17]" office:value-type="float" office:value="0">
            <text:p>0.0</text:p>
          </table:table-cell>
          <table:table-cell table:style-name="ce11" table:formula="of:=[.E16]+ [.E17]" office:value-type="float" office:value="0">
            <text:p>0.0</text:p>
          </table:table-cell>
          <table:table-cell table:style-name="ce11" table:formula="of:=[.F16]+ [.F1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8" table:end-x="0.328in" table:end-y="0.0169in" draw:z-index="1" draw:name="Chart 2" draw:style-name="gr1" svg:width="14.0177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0.00769230769230769">
            <text:p>0.0</text:p>
            <draw:frame table:end-cell-address="DISKREAD.V42" table:end-x="0.328in" table:end-y="0.0031in" draw:z-index="0" draw:name="Chart 1" draw:style-name="gr1" svg:width="14.0177in" svg:height="5.0535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14])" office:value-type="float" office:value="0.00769230769230769">
            <text:p>0.0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0.0923076923076923">
            <text:p>0.1</text:p>
          </table:table-cell>
          <table:table-cell table:style-name="ce11" table:formula="of:=IF([.C16]=0;0;MAX(SUMPRODUCT([.C2:.C14];[.C2:.C14])/SUM([.C2:.C14])-[.C16];0))" office:value-type="float" office:value="0.0923076923076923">
            <text:p>0.1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0">
            <text:p>0.0</text:p>
          </table:table-cell>
          <table:table-cell table:style-name="ce11" table:formula="of:=ABS(MAX([.C2:.C14])-[.C16]-[.C17])" office:value-type="float" office:value="0">
            <text:p>0.0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6]+ [.B17]" office:value-type="float" office:value="0.1">
            <text:p>0.1</text:p>
          </table:table-cell>
          <table:table-cell table:style-name="ce11" table:formula="of:=[.C16]+ [.C17]" office:value-type="float" office:value="0.1">
            <text:p>0.1</text:p>
          </table:table-cell>
          <table:table-cell table:style-name="ce11" table:formula="of:=[.D16]+ [.D17]" office:value-type="float" office:value="0">
            <text:p>0.0</text:p>
          </table:table-cell>
          <table:table-cell table:style-name="ce11" table:formula="of:=[.E16]+ [.E17]" office:value-type="float" office:value="0">
            <text:p>0.0</text:p>
          </table:table-cell>
          <table:table-cell table:style-name="ce11" table:formula="of:=[.F16]+ [.F1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8" table:end-x="0.328in" table:end-y="0.0169in" draw:z-index="1" draw:name="Chart 2" draw:style-name="gr1" svg:width="14.0177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2" office:value-type="float" office:value="1186.4">
            <text:p>118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72.8">
            <text:p>237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2" office:value-type="float" office:value="3980.2">
            <text:p>398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960.4">
            <text:p>796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2" office:value-type="float" office:value="2483">
            <text:p>248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966">
            <text:p>496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2" office:value-type="float" office:value="2415.3">
            <text:p>2415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830.6">
            <text:p>483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2" office:value-type="float" office:value="463.8">
            <text:p>463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27.6">
            <text:p>92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2" office:value-type="float" office:value="127.7">
            <text:p>127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55.4">
            <text:p>25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2" office:value-type="float" office:value="4.4">
            <text:p>4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.8">
            <text:p>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2" office:value-type="float" office:value="5.3">
            <text:p>5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.6">
            <text:p>1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">
            <text:p>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2" office:value-type="float" office:value="2.1">
            <text:p>2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.2">
            <text:p>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2" office:value-type="float" office:value="2.3">
            <text:p>2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.6">
            <text:p>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2"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.2">
            <text:p>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821.2">
            <text:p>821.2</text:p>
            <draw:frame table:end-cell-address="DISKWRITE.V42" table:end-x="0.328in" table:end-y="0.0031in" draw:z-index="0" draw:name="Chart 1" draw:style-name="gr1" svg:width="14.0177in" svg:height="5.0535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14])" office:value-type="float" office:value="821.2">
            <text:p>821.2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1940.23622653528">
            <text:p>1940.2</text:p>
          </table:table-cell>
          <table:table-cell table:style-name="ce11" table:formula="of:=IF([.C16]=0;0;MAX(SUMPRODUCT([.C2:.C14];[.C2:.C14])/SUM([.C2:.C14])-[.C16];0))" office:value-type="float" office:value="1940.23622653528">
            <text:p>1940.2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1218.76377346472">
            <text:p>1218.8</text:p>
          </table:table-cell>
          <table:table-cell table:style-name="ce11" table:formula="of:=ABS(MAX([.C2:.C14])-[.C16]-[.C17])" office:value-type="float" office:value="1218.76377346472">
            <text:p>1218.8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6]+ [.B17]" office:value-type="float" office:value="2761.43622653528">
            <text:p>2761.4</text:p>
          </table:table-cell>
          <table:table-cell table:style-name="ce11" table:formula="of:=[.C16]+ [.C17]" office:value-type="float" office:value="2761.43622653528">
            <text:p>2761.4</text:p>
          </table:table-cell>
          <table:table-cell table:style-name="ce11" table:formula="of:=[.D16]+ [.D17]" office:value-type="float" office:value="0">
            <text:p>0.0</text:p>
          </table:table-cell>
          <table:table-cell table:style-name="ce11" table:formula="of:=[.E16]+ [.E17]" office:value-type="float" office:value="0">
            <text:p>0.0</text:p>
          </table:table-cell>
          <table:table-cell table:style-name="ce11" table:formula="of:=[.F16]+ [.F1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8" table:end-x="0.328in" table:end-y="0.0169in" draw:z-index="1" draw:name="Chart 2" draw:style-name="gr1" svg:width="14.0177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2" office:value-type="float" office:value="133.8">
            <text:p>133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7.6">
            <text:p>26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2" office:value-type="float" office:value="202.6">
            <text:p>202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5.2">
            <text:p>40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2" office:value-type="float" office:value="193.9">
            <text:p>19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7.8">
            <text:p>38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2" office:value-type="float" office:value="166.1">
            <text:p>166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2.2">
            <text:p>33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2" office:value-type="float" office:value="4.9">
            <text:p>4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8">
            <text:p>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2"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.2">
            <text:p>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6">
            <text:p>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6">
            <text:p>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2"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2">
            <text:p>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54.3">
            <text:p>54.3</text:p>
            <draw:frame table:end-cell-address="DISKXFER.V42" table:end-x="0.328in" table:end-y="0.0031in" draw:z-index="0" draw:name="Chart 1" draw:style-name="gr1" svg:width="14.0177in" svg:height="5.0535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14])" office:value-type="float" office:value="54.3">
            <text:p>54.3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121.593256835246">
            <text:p>121.6</text:p>
          </table:table-cell>
          <table:table-cell table:style-name="ce11" table:formula="of:=IF([.C16]=0;0;MAX(SUMPRODUCT([.C2:.C14];[.C2:.C14])/SUM([.C2:.C14])-[.C16];0))" office:value-type="float" office:value="121.593256835246">
            <text:p>121.6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26.7067431647542">
            <text:p>26.7</text:p>
          </table:table-cell>
          <table:table-cell table:style-name="ce11" table:formula="of:=ABS(MAX([.C2:.C14])-[.C16]-[.C17])" office:value-type="float" office:value="26.7067431647542">
            <text:p>26.7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6]+ [.B17]" office:value-type="float" office:value="175.893256835246">
            <text:p>175.9</text:p>
          </table:table-cell>
          <table:table-cell table:style-name="ce11" table:formula="of:=[.C16]+ [.C17]" office:value-type="float" office:value="175.893256835246">
            <text:p>175.9</text:p>
          </table:table-cell>
          <table:table-cell table:style-name="ce11" table:formula="of:=[.D16]+ [.D17]" office:value-type="float" office:value="0">
            <text:p>0.0</text:p>
          </table:table-cell>
          <table:table-cell table:style-name="ce11" table:formula="of:=[.E16]+ [.E17]" office:value-type="float" office:value="0">
            <text:p>0.0</text:p>
          </table:table-cell>
          <table:table-cell table:style-name="ce11" table:formula="of:=[.F16]+ [.F1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8" table:end-x="0.328in" table:end-y="0.0169in" draw:z-index="1" draw:name="Chart 2" draw:style-name="gr1" svg:width="14.0177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43.3">
            <text:p>43.3</text:p>
          </table:table-cell>
          <table:table-cell table:number-columns-repeated="4" office:value-type="float" office:value="0">
            <text:p>0</text:p>
          </table:table-cell>
          <table:table-cell office:value-type="float" office:value="43.3">
            <text:p>43.3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44.3">
            <text:p>44.3</text:p>
          </table:table-cell>
          <table:table-cell table:number-columns-repeated="4" office:value-type="float" office:value="0">
            <text:p>0</text:p>
          </table:table-cell>
          <table:table-cell office:value-type="float" office:value="44.3">
            <text:p>44.3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44.4">
            <text:p>44.4</text:p>
          </table:table-cell>
          <table:table-cell table:number-columns-repeated="4" office:value-type="float" office:value="0">
            <text:p>0</text:p>
          </table:table-cell>
          <table:table-cell office:value-type="float" office:value="44.4">
            <text:p>44.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44.8">
            <text:p>44.8</text:p>
          </table:table-cell>
          <table:table-cell table:number-columns-repeated="4" office:value-type="float" office:value="0">
            <text:p>0</text:p>
          </table:table-cell>
          <table:table-cell office:value-type="float" office:value="44.8">
            <text:p>44.8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44.7">
            <text:p>44.7</text:p>
          </table:table-cell>
          <table:table-cell table:number-columns-repeated="4" office:value-type="float" office:value="0">
            <text:p>0</text:p>
          </table:table-cell>
          <table:table-cell office:value-type="float" office:value="44.7">
            <text:p>44.7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44.7">
            <text:p>44.7</text:p>
          </table:table-cell>
          <table:table-cell table:number-columns-repeated="4" office:value-type="float" office:value="0">
            <text:p>0</text:p>
          </table:table-cell>
          <table:table-cell office:value-type="float" office:value="44.7">
            <text:p>44.7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44.7">
            <text:p>44.7</text:p>
          </table:table-cell>
          <table:table-cell table:number-columns-repeated="4" office:value-type="float" office:value="0">
            <text:p>0</text:p>
          </table:table-cell>
          <table:table-cell office:value-type="float" office:value="44.7">
            <text:p>44.7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44.6">
            <text:p>44.6</text:p>
          </table:table-cell>
          <table:table-cell table:number-columns-repeated="4" office:value-type="float" office:value="0">
            <text:p>0</text:p>
          </table:table-cell>
          <table:table-cell office:value-type="float" office:value="44.6">
            <text:p>44.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44.5">
            <text:p>44.5</text:p>
            <draw:frame table:end-cell-address="JFSFILE.U42" table:end-x="0.474in" table:end-y="0.0031in" draw:z-index="0" draw:name="Chart 1" draw:style-name="gr1" svg:width="14.0496in" svg:height="5.0535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14])" office:value-type="float" office:value="0">
            <text:p>0.0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0">
            <text:p>0.0</text:p>
          </table:table-cell>
          <table:table-cell table:style-name="ce11" table:formula="of:=AVERAGE([.F2:.F14])" office:value-type="float" office:value="0">
            <text:p>0.0</text:p>
          </table:table-cell>
          <table:table-cell table:style-name="ce11" table:formula="of:=AVERAGE([.G2:.G14])" office:value-type="float" office:value="44.5">
            <text:p>44.5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0.00304235090751348">
            <text:p>0.0</text:p>
          </table:table-cell>
          <table:table-cell table:style-name="ce11" table:formula="of:=IF([.C16]=0;0;MAX(SUMPRODUCT([.C2:.C14];[.C2:.C14])/SUM([.C2:.C14])-[.C16];0))" office:value-type="float" office:value="0">
            <text:p>0.0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0">
            <text:p>0.0</text:p>
          </table:table-cell>
          <table:table-cell table:style-name="ce11" table:formula="of:=IF([.F16]=0;0;MAX(SUMPRODUCT([.F2:.F14];[.F2:.F14])/SUM([.F2:.F14])-[.F16];0))" office:value-type="float" office:value="0">
            <text:p>0.0</text:p>
          </table:table-cell>
          <table:table-cell table:style-name="ce11" table:formula="of:=IF([.G16]=0;0;MAX(SUMPRODUCT([.G2:.G14];[.G2:.G14])/SUM([.G2:.G14])-[.G16];0))" office:value-type="float" office:value="0.00304235090751348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0.296957649092484">
            <text:p>0.3</text:p>
          </table:table-cell>
          <table:table-cell table:style-name="ce11" table:formula="of:=ABS(MAX([.C2:.C14])-[.C16]-[.C17])" office:value-type="float" office:value="0">
            <text:p>0.0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0">
            <text:p>0.0</text:p>
          </table:table-cell>
          <table:table-cell table:style-name="ce11" table:formula="of:=ABS(MAX([.F2:.F14])-[.F16]-[.F17])" office:value-type="float" office:value="0">
            <text:p>0.0</text:p>
          </table:table-cell>
          <table:table-cell table:style-name="ce11" table:formula="of:=ABS(MAX([.G2:.G14])-[.G16]-[.G17])" office:value-type="float" office:value="0.296957649092484">
            <text:p>0.3</text:p>
          </table:table-cell>
          <table:table-cell table:number-columns-repeated="1017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22.8">
            <text:p>1922.8</text:p>
          </table:table-cell>
          <table:table-cell office:value-type="float" office:value="1305.3">
            <text:p>1305.3</text:p>
          </table:table-cell>
          <table:table-cell office:value-type="float" office:value="617.6">
            <text:p>61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80.9">
            <text:p>880.9</text:p>
          </table:table-cell>
          <table:table-cell office:value-type="float" office:value="1685.7">
            <text:p>1685.7</text:p>
          </table:table-cell>
          <table:table-cell office:value-type="float" office:value="-1">
            <text:p>-1</text:p>
          </table:table-cell>
          <table:table-cell office:value-type="float" office:value="150.9">
            <text:p>150.9</text:p>
          </table:table-cell>
          <table:table-cell office:value-type="float" office:value="0">
            <text:p>0</text:p>
          </table:table-cell>
          <table:table-cell office:value-type="float" office:value="354.2">
            <text:p>354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49.4">
            <text:p>1849.4</text:p>
          </table:table-cell>
          <table:table-cell office:value-type="float" office:value="1234.4">
            <text:p>1234.4</text:p>
          </table:table-cell>
          <table:table-cell office:value-type="float" office:value="614.9">
            <text:p>614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56.2">
            <text:p>956.2</text:p>
          </table:table-cell>
          <table:table-cell office:value-type="float" office:value="1723">
            <text:p>1723</text:p>
          </table:table-cell>
          <table:table-cell office:value-type="float" office:value="-1">
            <text:p>-1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388.8">
            <text:p>388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31.6">
            <text:p>1831.6</text:p>
          </table:table-cell>
          <table:table-cell office:value-type="float" office:value="1218.2">
            <text:p>1218.2</text:p>
          </table:table-cell>
          <table:table-cell office:value-type="float" office:value="613.4">
            <text:p>61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66.5">
            <text:p>966.5</text:p>
          </table:table-cell>
          <table:table-cell office:value-type="float" office:value="1745.3">
            <text:p>1745.3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05.8">
            <text:p>1805.8</text:p>
          </table:table-cell>
          <table:table-cell office:value-type="float" office:value="1192.4">
            <text:p>1192.4</text:p>
          </table:table-cell>
          <table:table-cell office:value-type="float" office:value="613.4">
            <text:p>61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97.4">
            <text:p>997.4</text:p>
          </table:table-cell>
          <table:table-cell office:value-type="float" office:value="1767.2">
            <text:p>1767.2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8.4">
            <text:p>388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3">
            <text:p>1815.3</text:p>
          </table:table-cell>
          <table:table-cell office:value-type="float" office:value="1202.2">
            <text:p>1202.2</text:p>
          </table:table-cell>
          <table:table-cell office:value-type="float" office:value="613.1">
            <text:p>613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.1">
            <text:p>986.1</text:p>
          </table:table-cell>
          <table:table-cell office:value-type="float" office:value="1762.6">
            <text:p>1762.6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2">
            <text:p>383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4">
            <text:p>1815.4</text:p>
          </table:table-cell>
          <table:table-cell office:value-type="float" office:value="1202.2">
            <text:p>1202.2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.2">
            <text:p>986.2</text:p>
          </table:table-cell>
          <table:table-cell office:value-type="float" office:value="1762.6">
            <text:p>1762.6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2">
            <text:p>383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4">
            <text:p>1815.4</text:p>
          </table:table-cell>
          <table:table-cell office:value-type="float" office:value="1202.2">
            <text:p>1202.2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.2">
            <text:p>986.2</text:p>
          </table:table-cell>
          <table:table-cell office:value-type="float" office:value="1762.6">
            <text:p>1762.6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2">
            <text:p>383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4">
            <text:p>1815.4</text:p>
          </table:table-cell>
          <table:table-cell office:value-type="float" office:value="1202.2">
            <text:p>1202.2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5.9">
            <text:p>985.9</text:p>
          </table:table-cell>
          <table:table-cell office:value-type="float" office:value="1762.6">
            <text:p>1762.6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2">
            <text:p>383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5">
            <text:p>1815.5</text:p>
          </table:table-cell>
          <table:table-cell office:value-type="float" office:value="1202.3">
            <text:p>1202.3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1762.5">
            <text:p>1762.5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1">
            <text:p>383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5">
            <text:p>1815.5</text:p>
          </table:table-cell>
          <table:table-cell office:value-type="float" office:value="1202.3">
            <text:p>1202.3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1762.5">
            <text:p>1762.5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1">
            <text:p>383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5">
            <text:p>1815.5</text:p>
          </table:table-cell>
          <table:table-cell office:value-type="float" office:value="1202.3">
            <text:p>1202.3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1762.4">
            <text:p>1762.4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1">
            <text:p>383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5">
            <text:p>1815.5</text:p>
          </table:table-cell>
          <table:table-cell office:value-type="float" office:value="1202.3">
            <text:p>1202.3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1762.5">
            <text:p>1762.5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1">
            <text:p>383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5.5">
            <text:p>1815.5</text:p>
          </table:table-cell>
          <table:table-cell office:value-type="float" office:value="1202.3">
            <text:p>1202.3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1762.4">
            <text:p>1762.4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383.1">
            <text:p>383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42" table:end-x="0.1303in" table:end-y="0.0031in" draw:z-index="0" draw:name="Chart 1" draw:style-name="gr1" svg:width="13.9429in" svg:height="5.0535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0">
            <text:p>0</text:p>
          </table:table-cell>
          <table:table-cell office:value-type="float" office:value="51.8">
            <text:p>51.8</text:p>
          </table:table-cell>
          <table:table-cell office:value-type="float" office:value="0">
            <text:p>0</text:p>
          </table:table-cell>
          <table:table-cell office:value-type="float" office:value="1678.7">
            <text:p>1678.7</text:p>
          </table:table-cell>
          <table:table-cell office:value-type="float" office:value="0">
            <text:p>0</text:p>
          </table:table-cell>
          <table:table-cell office:value-type="float" office:value="1730.5">
            <text:p>1730.5</text:p>
          </table:table-cell>
          <table:table-cell office:value-type="float" office:value="51.8">
            <text:p>51.8</text:p>
          </table:table-cell>
          <table:table-cell office:value-type="float" office:value="-1678.7">
            <text:p>-1678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369.7">
            <text:p>369.7</text:p>
          </table:table-cell>
          <table:table-cell office:value-type="float" office:value="0">
            <text:p>0</text:p>
          </table:table-cell>
          <table:table-cell office:value-type="float" office:value="383.8">
            <text:p>383.8</text:p>
          </table:table-cell>
          <table:table-cell office:value-type="float" office:value="14.1">
            <text:p>14.1</text:p>
          </table:table-cell>
          <table:table-cell office:value-type="float" office:value="-369.7">
            <text:p>-369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  <table:table-cell office:value-type="float" office:value="511.2">
            <text:p>511.2</text:p>
          </table:table-cell>
          <table:table-cell office:value-type="float" office:value="0">
            <text:p>0</text:p>
          </table:table-cell>
          <table:table-cell office:value-type="float" office:value="533.7">
            <text:p>533.7</text:p>
          </table:table-cell>
          <table:table-cell office:value-type="float" office:value="22.5">
            <text:p>22.5</text:p>
          </table:table-cell>
          <table:table-cell office:value-type="float" office:value="-511.2">
            <text:p>-511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  <table:table-cell office:value-type="float" office:value="390.8">
            <text:p>390.8</text:p>
          </table:table-cell>
          <table:table-cell office:value-type="float" office:value="0">
            <text:p>0</text:p>
          </table:table-cell>
          <table:table-cell office:value-type="float" office:value="408.2">
            <text:p>408.2</text:p>
          </table:table-cell>
          <table:table-cell office:value-type="float" office:value="17.4">
            <text:p>17.4</text:p>
          </table:table-cell>
          <table:table-cell office:value-type="float" office:value="-390.8">
            <text:p>-390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0">
            <text:p>0.0</text:p>
            <draw:frame table:end-cell-address="NET.U42" table:end-x="0.474in" table:end-y="0.0031in" draw:z-index="0" draw:name="Chart 1" draw:style-name="gr1" svg:width="14.0496in" svg:height="5.0535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14])" office:value-type="float" office:value="8.48461538461538">
            <text:p>8.5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226.969230769231">
            <text:p>227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0">
            <text:p>0.0</text:p>
          </table:table-cell>
          <table:table-cell table:style-name="ce11" table:formula="of:=IF([.C16]=0;0;MAX(SUMPRODUCT([.C2:.C14];[.C2:.C14])/SUM([.C2:.C14])-[.C16];0))" office:value-type="float" office:value="25.0001534277146">
            <text:p>25.0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914.751741236463">
            <text:p>914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0">
            <text:p>0.0</text:p>
          </table:table-cell>
          <table:table-cell table:style-name="ce11" table:formula="of:=ABS(MAX([.C2:.C14])-[.C16]-[.C17])" office:value-type="float" office:value="18.31523118767">
            <text:p>18.3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536.979027994306">
            <text:p>537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94" table:end-x="0.474in" table:end-y="0.0299in" draw:z-index="2" draw:name="Chart 3" draw:style-name="gr1" svg:width="14.0496in" svg:height="5.0528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0">
            <text:p>0</text:p>
          </table:table-cell>
          <table:table-cell office:value-type="float" office:value="619.6">
            <text:p>619.6</text:p>
          </table:table-cell>
          <table:table-cell office:value-type="float" office:value="0">
            <text:p>0</text:p>
          </table:table-cell>
          <table:table-cell office:value-type="float" office:value="1248.3">
            <text:p>1248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0">
            <text:p>0</text:p>
          </table:table-cell>
          <table:table-cell office:value-type="float" office:value="138.5">
            <text:p>138.5</text:p>
          </table:table-cell>
          <table:table-cell office:value-type="float" office:value="0">
            <text:p>0</text:p>
          </table:table-cell>
          <table:table-cell office:value-type="float" office:value="277.8">
            <text:p>277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0">
            <text:p>0</text:p>
          </table:table-cell>
          <table:table-cell office:value-type="float" office:value="195.5">
            <text:p>195.5</text:p>
          </table:table-cell>
          <table:table-cell office:value-type="float" office:value="0">
            <text:p>0</text:p>
          </table:table-cell>
          <table:table-cell office:value-type="float" office:value="389.5">
            <text:p>389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0">
            <text:p>0</text:p>
          </table:table-cell>
          <table:table-cell office:value-type="float" office:value="153.7">
            <text:p>153.7</text:p>
          </table:table-cell>
          <table:table-cell office:value-type="float" office:value="0">
            <text:p>0</text:p>
          </table:table-cell>
          <table:table-cell office:value-type="float" office:value="297.3">
            <text:p>297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">
            <text:p>0</text:p>
          </table:table-cell>
          <table:table-cell office:value-type="float" office:value="7.7">
            <text:p>7.7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14])" office:value-type="float" office:value="0">
            <text:p>0.0</text:p>
            <draw:frame table:end-cell-address="NETPACKET.U42" table:end-x="0.474in" table:end-y="0.0031in" draw:z-index="0" draw:name="Chart 1" draw:style-name="gr1" svg:width="14.0496in" svg:height="5.0535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14])" office:value-type="float" office:value="90.6307692307692">
            <text:p>90.6</text:p>
          </table:table-cell>
          <table:table-cell table:style-name="ce11" table:formula="of:=AVERAGE([.D2:.D14])" office:value-type="float" office:value="0">
            <text:p>0.0</text:p>
          </table:table-cell>
          <table:table-cell table:style-name="ce11" table:formula="of:=AVERAGE([.E2:.E14])" office:value-type="float" office:value="170.3">
            <text:p>170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6]=0;0;MAX(SUMPRODUCT([.B2:.B14];[.B2:.B14])/SUM([.B2:.B14])-[.B16];0))" office:value-type="float" office:value="0">
            <text:p>0.0</text:p>
          </table:table-cell>
          <table:table-cell table:style-name="ce11" table:formula="of:=IF([.C16]=0;0;MAX(SUMPRODUCT([.C2:.C14];[.C2:.C14])/SUM([.C2:.C14])-[.C16];0))" office:value-type="float" office:value="304.470673648199">
            <text:p>304.5</text:p>
          </table:table-cell>
          <table:table-cell table:style-name="ce11" table:formula="of:=IF([.D16]=0;0;MAX(SUMPRODUCT([.D2:.D14];[.D2:.D14])/SUM([.D2:.D14])-[.D16];0))" office:value-type="float" office:value="0">
            <text:p>0.0</text:p>
          </table:table-cell>
          <table:table-cell table:style-name="ce11" table:formula="of:=IF([.E16]=0;0;MAX(SUMPRODUCT([.E2:.E14];[.E2:.E14])/SUM([.E2:.E14])-[.E16];0))" office:value-type="float" office:value="676.858448891097">
            <text:p>676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14])-[.B16]-[.B17])" office:value-type="float" office:value="0">
            <text:p>0.0</text:p>
          </table:table-cell>
          <table:table-cell table:style-name="ce11" table:formula="of:=ABS(MAX([.C2:.C14])-[.C16]-[.C17])" office:value-type="float" office:value="224.498557121032">
            <text:p>224.5</text:p>
          </table:table-cell>
          <table:table-cell table:style-name="ce11" table:formula="of:=ABS(MAX([.D2:.D14])-[.D16]-[.D17])" office:value-type="float" office:value="0">
            <text:p>0.0</text:p>
          </table:table-cell>
          <table:table-cell table:style-name="ce11" table:formula="of:=ABS(MAX([.E2:.E14])-[.E16]-[.E17])" office:value-type="float" office:value="401.141551108903">
            <text:p>401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129">
            <text:p>2129</text:p>
          </table:table-cell>
          <table:table-cell table:number-columns-repeated="3"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545.9">
            <text:p>1545.9</text:p>
          </table:table-cell>
          <table:table-cell table:number-columns-repeated="3" office:value-type="float" office:value="-1">
            <text:p>-1</text:p>
          </table:table-cell>
          <table:table-cell office:value-type="float" office:value="3.6">
            <text:p>3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723.8">
            <text:p>1723.8</text:p>
          </table:table-cell>
          <table:table-cell table:number-columns-repeated="3" office:value-type="float" office:value="-1">
            <text:p>-1</text:p>
          </table:table-cell>
          <table:table-cell office:value-type="float" office:value="6.7">
            <text:p>6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15.9">
            <text:p>1515.9</text:p>
          </table:table-cell>
          <table:table-cell table:number-columns-repeated="3" office:value-type="float" office:value="-1">
            <text:p>-1</text:p>
          </table:table-cell>
          <table:table-cell office:value-type="float" office:value="6.6">
            <text:p>6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6">
            <text:p>196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3.4">
            <text:p>203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3.5">
            <text:p>193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3.2">
            <text:p>203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6.1">
            <text:p>196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06.6">
            <text:p>206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0.1">
            <text:p>190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5.2">
            <text:p>205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42" table:end-x="0.474in" table:end-y="0.0031in" draw:z-index="0" draw:name="Chart 1" draw:style-name="gr1" svg:width="14.0496in" svg:height="5.0535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94" table:end-x="0.474in" table:end-y="0.0299in" draw:z-index="2" draw:name="Chart 3" draw:style-name="gr1" svg:width="14.0496in" svg:height="5.0528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34">
            <text:p>34</text:p>
          </table:table-cell>
          <table:table-cell table:number-columns-repeated="13" office:value-type="float" office:value="-1">
            <text:p>-1</text:p>
          </table:table-cell>
          <table:table-cell office:value-type="float" office:value="9051">
            <text:p>9051</text:p>
          </table:table-cell>
          <table:table-cell office:value-type="float" office:value="-1">
            <text:p>-1</text:p>
          </table:table-cell>
          <table:table-cell office:value-type="float" office:value="7700">
            <text:p>7700</text:p>
          </table:table-cell>
          <table:table-cell office:value-type="float" office:value="775">
            <text:p>775</text:p>
          </table:table-cell>
          <table:table-cell office:value-type="float" office:value="-1">
            <text:p>-1</text:p>
          </table:table-cell>
          <table:table-cell office:value-type="float" office:value="264142">
            <text:p>264142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6">
            <text:p>36</text:p>
          </table:table-cell>
          <table:table-cell table:number-columns-repeated="3" office:value-type="float" office:value="-1">
            <text:p>-1</text:p>
          </table:table-cell>
          <table:table-cell office:value-type="float" office:value="66">
            <text:p>6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72">
            <text:p>7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8215">
            <text:p>-8215</text:p>
          </table:table-cell>
          <table:table-cell office:value-type="float" office:value="0">
            <text:p>0</text:p>
          </table:table-cell>
          <table:table-cell office:value-type="float" office:value="1564">
            <text:p>1564</text:p>
          </table:table-cell>
          <table:table-cell table:number-columns-repeated="2" office:value-type="float" office:value="0">
            <text:p>0</text:p>
          </table:table-cell>
          <table:table-cell office:value-type="float" office:value="-264140">
            <text:p>-264140</text:p>
          </table:table-cell>
          <table:table-cell table:number-columns-repeated="9"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43">
            <text:p>-4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81">
            <text:p>8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2044">
            <text:p>-2044</text:p>
          </table:table-cell>
          <table:table-cell office:value-type="float" office:value="0">
            <text:p>0</text:p>
          </table:table-cell>
          <table:table-cell office:value-type="float" office:value="-9633">
            <text:p>-9633</text:p>
          </table:table-cell>
          <table:table-cell table:number-columns-repeated="12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42">
            <text:p>4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1">
            <text:p>-1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49">
            <text:p>4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16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91841">
            <text:p>291841</text:p>
          </table:table-cell>
          <table:table-cell table:number-columns-repeated="1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-55">
            <text:p>-55</text:p>
          </table:table-cell>
          <table:table-cell table:number-columns-repeated="1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16" office:value-type="float" office:value="0">
            <text:p>0</text:p>
          </table:table-cell>
          <table:table-cell office:value-type="float" office:value="-20">
            <text:p>-2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16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29">
            <text:p>29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16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42" table:end-x="0.474in" table:end-y="0.0031in" draw:z-index="0" draw:name="Chart 1" draw:style-name="gr1" svg:width="14.0496in" svg:height="5.0535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53M07S">
            <text:p>12:53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3M07S">
            <text:p>12:5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53M37S">
            <text:p>12:53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3M37S">
            <text:p>12:5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54M07S">
            <text:p>12:54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4M07S">
            <text:p>12:54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54M37S">
            <text:p>12:54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4M37S">
            <text:p>12:54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2H55M07S">
            <text:p>12:55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5M07S">
            <text:p>12:55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2H55M37S">
            <text:p>12:55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5M37S">
            <text:p>12:55</text:p>
          </table:table-cell>
          <table:table-cell table:number-columns-repeated="1020"/>
        </table:table-row>
        <table:table-row table:style-name="ro1">
          <table:table-cell office:value-type="string">
            <text:p>T0007</text:p>
          </table:table-cell>
          <table:table-cell office:value-type="time" office:time-value="PT12H56M07S">
            <text:p>12:56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6M07S">
            <text:p>12:56</text:p>
          </table:table-cell>
          <table:table-cell table:number-columns-repeated="1020"/>
        </table:table-row>
        <table:table-row table:style-name="ro1">
          <table:table-cell office:value-type="string">
            <text:p>T0008</text:p>
          </table:table-cell>
          <table:table-cell office:value-type="time" office:time-value="PT12H56M37S">
            <text:p>12:56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6M37S">
            <text:p>12:56</text:p>
          </table:table-cell>
          <table:table-cell table:number-columns-repeated="1020"/>
        </table:table-row>
        <table:table-row table:style-name="ro1">
          <table:table-cell office:value-type="string">
            <text:p>T0009</text:p>
          </table:table-cell>
          <table:table-cell office:value-type="time" office:time-value="PT12H57M07S">
            <text:p>12:57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7M07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10</text:p>
          </table:table-cell>
          <table:table-cell office:value-type="time" office:time-value="PT12H57M37S">
            <text:p>12:57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7M37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11</text:p>
          </table:table-cell>
          <table:table-cell office:value-type="time" office:time-value="PT12H58M07S">
            <text:p>12:58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8M07S">
            <text:p>12:58</text:p>
          </table:table-cell>
          <table:table-cell table:number-columns-repeated="1020"/>
        </table:table-row>
        <table:table-row table:style-name="ro1">
          <table:table-cell office:value-type="string">
            <text:p>T0012</text:p>
          </table:table-cell>
          <table:table-cell office:value-type="time" office:time-value="PT12H58M37S">
            <text:p>12:58:3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8M37S">
            <text:p>12:58</text:p>
          </table:table-cell>
          <table:table-cell table:number-columns-repeated="1020"/>
        </table:table-row>
        <table:table-row table:style-name="ro1">
          <table:table-cell office:value-type="string">
            <text:p>T0013</text:p>
          </table:table-cell>
          <table:table-cell office:value-type="time" office:time-value="PT12H59M07S">
            <text:p>12:59:07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59M07S">
            <text:p>12:59</text:p>
          </table:table-cell>
          <table:table-cell table:number-columns-repeated="1020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95.1">
            <text:p>95.1</text:p>
          </table:table-cell>
          <table:table-cell office:value-type="float" office:value="4.3">
            <text:p>4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34.2">
            <text:p>34.2</text:p>
          </table:table-cell>
          <table:table-cell office:value-type="float" office:value="5.5">
            <text:p>5.5</text:p>
          </table:table-cell>
          <table:table-cell office:value-type="float" office:value="2.9">
            <text:p>2.9</text:p>
          </table:table-cell>
          <table:table-cell office:value-type="float" office:value="57.4">
            <text:p>57.4</text:p>
          </table:table-cell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22.5">
            <text:p>22.5</text:p>
          </table:table-cell>
          <table:table-cell office:value-type="float" office:value="4.3">
            <text:p>4.3</text:p>
          </table:table-cell>
          <table:table-cell office:value-type="float" office:value="3.4">
            <text:p>3.4</text:p>
          </table:table-cell>
          <table:table-cell office:value-type="float" office:value="69.8">
            <text:p>69.8</text:p>
          </table:table-cell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26.7">
            <text:p>26.7</text:p>
          </table:table-cell>
          <table:table-cell office:value-type="float" office:value="4">
            <text:p>4</text:p>
          </table:table-cell>
          <table:table-cell office:value-type="float" office:value="8.4">
            <text:p>8.4</text:p>
          </table:table-cell>
          <table:table-cell office:value-type="float" office:value="60.9">
            <text:p>60.9</text:p>
          </table:table-cell>
          <table:table-cell office:value-type="float" office:value="30.7">
            <text:p>3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28.3">
            <text:p>28.3</text:p>
          </table:table-cell>
          <table:table-cell office:value-type="float" office:value="4.1">
            <text:p>4.1</text:p>
          </table:table-cell>
          <table:table-cell office:value-type="float" office:value="8.6">
            <text:p>8.6</text:p>
          </table:table-cell>
          <table:table-cell office:value-type="float" office:value="59">
            <text:p>59</text:p>
          </table:table-cell>
          <table:table-cell office:value-type="float" office:value="32.4">
            <text:p>3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3" office:value-type="float" office:value="0.1">
            <text:p>0.1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8.98461538461538">
            <text:p>8.98</text:p>
            <draw:frame table:end-cell-address="CPU01.U42" table:end-x="0.474in" table:end-y="0.0031in" draw:z-index="0" draw:name="Chart 1" draw:style-name="gr1" svg:width="14.0496in" svg:height="5.0535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1.63846153846154">
            <text:p>1.64</text:p>
          </table:table-cell>
          <table:table-cell office:value-type="float" office:value="1.84615384615385">
            <text:p>1.85</text:p>
          </table:table-cell>
          <table:table-cell office:value-type="float" office:value="87.5307692307692">
            <text:p>87.53</text:p>
          </table:table-cell>
          <table:table-cell office:value-type="float" office:value="10.6230769230769">
            <text:p>10.62</text:p>
          </table:table-cell>
          <table:table-cell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4.4">
            <text:p>4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94.4">
            <text:p>94.4</text:p>
          </table:table-cell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41.6">
            <text:p>41.6</text:p>
          </table:table-cell>
          <table:table-cell office:value-type="float" office:value="5.3">
            <text:p>5.3</text:p>
          </table:table-cell>
          <table:table-cell office:value-type="float" office:value="2.7">
            <text:p>2.7</text:p>
          </table:table-cell>
          <table:table-cell office:value-type="float" office:value="50.4">
            <text:p>50.4</text:p>
          </table:table-cell>
          <table:table-cell office:value-type="float" office:value="46.9">
            <text:p>46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24.6">
            <text:p>24.6</text:p>
          </table:table-cell>
          <table:table-cell office:value-type="float" office:value="3.4">
            <text:p>3.4</text:p>
          </table:table-cell>
          <table:table-cell office:value-type="float" office:value="2.7">
            <text:p>2.7</text:p>
          </table:table-cell>
          <table:table-cell office:value-type="float" office:value="69.3">
            <text:p>69.3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31.8">
            <text:p>31.8</text:p>
          </table:table-cell>
          <table:table-cell office:value-type="float" office:value="4.4">
            <text:p>4.4</text:p>
          </table:table-cell>
          <table:table-cell office:value-type="float" office:value="9.2">
            <text:p>9.2</text:p>
          </table:table-cell>
          <table:table-cell office:value-type="float" office:value="54.6">
            <text:p>54.6</text:p>
          </table:table-cell>
          <table:table-cell office:value-type="float" office:value="36.2">
            <text:p>3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27.1">
            <text:p>27.1</text:p>
          </table:table-cell>
          <table:table-cell office:value-type="float" office:value="4.2">
            <text:p>4.2</text:p>
          </table:table-cell>
          <table:table-cell office:value-type="float" office:value="5.9">
            <text:p>5.9</text:p>
          </table:table-cell>
          <table:table-cell office:value-type="float" office:value="62.8">
            <text:p>62.8</text:p>
          </table:table-cell>
          <table:table-cell office:value-type="float" office:value="31.3">
            <text:p>3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9.98461538461538">
            <text:p>9.98</text:p>
            <draw:frame table:end-cell-address="CPU02.U42" table:end-x="0.474in" table:end-y="0.0031in" draw:z-index="0" draw:name="Chart 1" draw:style-name="gr1" svg:width="14.0496in" svg:height="5.0535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1.40769230769231">
            <text:p>1.41</text:p>
          </table:table-cell>
          <table:table-cell office:value-type="float" office:value="1.61538461538462">
            <text:p>1.62</text:p>
          </table:table-cell>
          <table:table-cell office:value-type="float" office:value="86.9923076923077">
            <text:p>86.99</text:p>
          </table:table-cell>
          <table:table-cell office:value-type="float" office:value="11.3923076923077">
            <text:p>11.39</text:p>
          </table:table-cell>
          <table:table-cell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4.3">
            <text:p>4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94.4">
            <text:p>94.4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38.8">
            <text:p>38.8</text:p>
          </table:table-cell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52.5">
            <text:p>52.5</text:p>
          </table:table-cell>
          <table:table-cell office:value-type="float" office:value="43.8">
            <text:p>4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18.6">
            <text:p>18.6</text:p>
          </table:table-cell>
          <table:table-cell office:value-type="float" office:value="4.5">
            <text:p>4.5</text:p>
          </table:table-cell>
          <table:table-cell office:value-type="float" office:value="22.9">
            <text:p>22.9</text:p>
          </table:table-cell>
          <table:table-cell office:value-type="float" office:value="53.9">
            <text:p>53.9</text:p>
          </table:table-cell>
          <table:table-cell office:value-type="float" office:value="23.1">
            <text:p>2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40.5">
            <text:p>40.5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38">
            <text:p>38</text:p>
          </table:table-cell>
          <table:table-cell office:value-type="float" office:value="4.1">
            <text:p>4.1</text:p>
          </table:table-cell>
          <table:table-cell office:value-type="float" office:value="12.9">
            <text:p>12.9</text:p>
          </table:table-cell>
          <table:table-cell office:value-type="float" office:value="45">
            <text:p>45</text:p>
          </table:table-cell>
          <table:table-cell office:value-type="float" office:value="42.1">
            <text:p>42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0.9076923076923">
            <text:p>10.91</text:p>
            <draw:frame table:end-cell-address="CPU03.U42" table:end-x="0.474in" table:end-y="0.0031in" draw:z-index="0" draw:name="Chart 1" draw:style-name="gr1" svg:width="14.0496in" svg:height="5.0535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1.47692307692308">
            <text:p>1.48</text:p>
          </table:table-cell>
          <table:table-cell office:value-type="float" office:value="4.05384615384615">
            <text:p>4.05</text:p>
          </table:table-cell>
          <table:table-cell office:value-type="float" office:value="83.5307692307692">
            <text:p>83.53</text:p>
          </table:table-cell>
          <table:table-cell office:value-type="float" office:value="12.3846153846154">
            <text:p>12.38</text:p>
          </table:table-cell>
          <table:table-cell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07S">
            <text:p>12:53:07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2.5">
            <text:p>2.5</text:p>
          </table:table-cell>
          <table:table-cell office:value-type="float" office:value="92.8">
            <text:p>92.8</text:p>
          </table:table-cell>
          <table:table-cell office:value-type="float" office:value="4.7">
            <text:p>4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3M37S">
            <text:p>12:53:37</text:p>
          </table:table-cell>
          <table:table-cell office:value-type="float" office:value="37.5">
            <text:p>37.5</text:p>
          </table:table-cell>
          <table:table-cell office:value-type="float" office:value="6.3">
            <text:p>6.3</text:p>
          </table:table-cell>
          <table:table-cell office:value-type="float" office:value="24">
            <text:p>24</text:p>
          </table:table-cell>
          <table:table-cell office:value-type="float" office:value="32.2">
            <text:p>32.2</text:p>
          </table:table-cell>
          <table:table-cell office:value-type="float" office:value="43.8">
            <text:p>4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07S">
            <text:p>12:54:07</text:p>
          </table:table-cell>
          <table:table-cell office:value-type="float" office:value="29.3">
            <text:p>29.3</text:p>
          </table:table-cell>
          <table:table-cell office:value-type="float" office:value="7.4">
            <text:p>7.4</text:p>
          </table:table-cell>
          <table:table-cell office:value-type="float" office:value="45.6">
            <text:p>45.6</text:p>
          </table:table-cell>
          <table:table-cell office:value-type="float" office:value="17.6">
            <text:p>17.6</text:p>
          </table:table-cell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4M37S">
            <text:p>12:54:37</text:p>
          </table:table-cell>
          <table:table-cell office:value-type="float" office:value="47.6">
            <text:p>47.6</text:p>
          </table:table-cell>
          <table:table-cell office:value-type="float" office:value="7">
            <text:p>7</text:p>
          </table:table-cell>
          <table:table-cell office:value-type="float" office:value="27.2">
            <text:p>27.2</text:p>
          </table:table-cell>
          <table:table-cell office:value-type="float" office:value="18.2">
            <text:p>18.2</text:p>
          </table:table-cell>
          <table:table-cell office:value-type="float" office:value="54.6">
            <text:p>54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07S">
            <text:p>12:55:07</text:p>
          </table:table-cell>
          <table:table-cell office:value-type="float" office:value="37.7">
            <text:p>37.7</text:p>
          </table:table-cell>
          <table:table-cell office:value-type="float" office:value="7.1">
            <text:p>7.1</text:p>
          </table:table-cell>
          <table:table-cell office:value-type="float" office:value="26.4">
            <text:p>26.4</text:p>
          </table:table-cell>
          <table:table-cell office:value-type="float" office:value="28.9">
            <text:p>28.9</text:p>
          </table:table-cell>
          <table:table-cell office:value-type="float" office:value="44.8">
            <text:p>4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5M37S">
            <text:p>12:55:3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96.9">
            <text:p>96.9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07S">
            <text:p>12:56:0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6M37S">
            <text:p>12:56:3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98.8">
            <text:p>98.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07S">
            <text:p>12:57:0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7M37S">
            <text:p>12:57:3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07S">
            <text:p>12:58:0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8M37S">
            <text:p>12:58: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59M07S">
            <text:p>12:59:0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2.1307692307692">
            <text:p>12.13</text:p>
            <draw:frame table:end-cell-address="CPU04.U42" table:end-x="0.474in" table:end-y="0.0031in" draw:z-index="0" draw:name="Chart 1" draw:style-name="gr1" svg:width="14.0496in" svg:height="5.0535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2.44615384615385">
            <text:p>2.45</text:p>
          </table:table-cell>
          <table:table-cell office:value-type="float" office:value="9.83846153846154">
            <text:p>9.84</text:p>
          </table:table-cell>
          <table:table-cell office:value-type="float" office:value="75.5846153846154">
            <text:p>75.58</text:p>
          </table:table-cell>
          <table:table-cell office:value-type="float" office:value="14.5769230769231">
            <text:p>14.58</text:p>
          </table:table-cell>
          <table:table-cell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31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14 CPU_ALL.F1:CPU_ALL.F14 DISK_SUMM.D2:DISK_SUMM.D1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1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14" chart:label-cell-address="CPU_ALL.F1:CPU_ALL.F1" chart:class="chart:line">
            <chart:data-point chart:repeated="13"/>
          </chart:series>
          <chart:series chart:attached-axis="secondary-y" chart:style-name="ch11" chart:values-cell-range-address="DISK_SUMM.D2:DISK_SUMM.D14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4">12:53:07</text:p>
              </table:table-cell>
              <table:table-cell office:value-type="float" office:value="2.3">
                <text:p text:id="CPU_ALL.F2:CPU_ALL.F14">2.3</text:p>
              </table:table-cell>
              <table:table-cell office:value-type="float" office:value="0">
                <text:p text:id="DISK_SUMM.D2:DISK_SUMM.D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43.7">
                <text:p>43.7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8.7">
                <text:p>28.7</text:p>
              </table:table-cell>
              <table:table-cell office:value-type="float" office:value="405.2">
                <text:p>405.2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42.2">
                <text:p>42.2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37.7">
                <text:p>37.7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.3">
                <text:p>0.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.3">
                <text:p>0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387cm" svg:y="0.256cm" chart:style-name="ch2">
          <text:p>Disk %Busy JMeter_Test_90_Threads  9/16/2011</text:p>
        </chart:title>
        <chart:legend chart:legend-position="end" svg:x="33.368cm" svg:y="5.131cm" chart:style-name="ch3"/>
        <chart:plot-area chart:style-name="ch4" table:cell-range-address="DISKBUSY.A1:DISKBUSY.F1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14" chart:label-cell-address="DISKBUSY.B1:DISKBUSY.B1" chart:class="chart:line">
            <chart:data-point chart:repeated="13"/>
          </chart:series>
          <chart:series chart:style-name="ch9" chart:values-cell-range-address="DISKBUSY.C2:DISKBUSY.C14" chart:label-cell-address="DISKBUSY.C1:DISKBUSY.C1" chart:class="chart:line">
            <chart:data-point chart:repeated="13"/>
          </chart:series>
          <chart:series chart:style-name="ch10" chart:values-cell-range-address="DISKBUSY.D2:DISKBUSY.D14" chart:label-cell-address="DISKBUSY.D1:DISKBUSY.D1" chart:class="chart:line">
            <chart:data-point chart:repeated="13"/>
          </chart:series>
          <chart:series chart:style-name="ch11" chart:values-cell-range-address="DISKBUSY.E2:DISKBUSY.E14" chart:label-cell-address="DISKBUSY.E1:DISKBUSY.E1" chart:class="chart:line">
            <chart:data-point chart:repeated="13"/>
          </chart:series>
          <chart:series chart:style-name="ch12" chart:values-cell-range-address="DISKBUSY.F2:DISKBUSY.F14" chart:label-cell-address="DISKBUSY.F1:DISKBUSY.F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14">12:53:07</text:p>
              </table:table-cell>
              <table:table-cell office:value-type="float" office:value="0">
                <text:p text:id="DISKBUSY.B2:DISKBUSY.B14">0</text:p>
              </table:table-cell>
              <table:table-cell office:value-type="float" office:value="0">
                <text:p text:id="DISKBUSY.C2:DISKBUSY.C14">0</text:p>
              </table:table-cell>
              <table:table-cell office:value-type="float" office:value="0">
                <text:p text:id="DISKBUSY.D2:DISKBUSY.D14">0</text:p>
              </table:table-cell>
              <table:table-cell office:value-type="float" office:value="0">
                <text:p text:id="DISKBUSY.E2:DISKBUSY.E14">0</text:p>
              </table:table-cell>
              <table:table-cell office:value-type="float" office:value="0">
                <text:p text:id="DISKBUSY.F2:DISKBUSY.F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47.3">
                <text:p>47.3</text:p>
              </table:table-cell>
              <table:table-cell office:value-type="float" office:value="47.3">
                <text:p>4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80.9">
                <text:p>80.9</text:p>
              </table:table-cell>
              <table:table-cell office:value-type="float" office:value="80.9">
                <text:p>8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71.2">
                <text:p>71.2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90_Threads  9/16/2011</text:p>
        </chart:title>
        <chart:legend chart:legend-position="end" svg:x="33.024cm" svg:y="5.599cm" chart:style-name="ch3"/>
        <chart:plot-area chart:style-name="ch4" table:cell-range-address="DISKREAD.B1:DISKREAD.F1 DISKREAD.B16:DISKREAD.F18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16:DISKREAD.F16" chart:class="chart:bar">
            <chart:data-point chart:repeated="5"/>
          </chart:series>
          <chart:series chart:style-name="ch9" chart:values-cell-range-address="DISKREAD.B17:DISKREAD.F17" chart:class="chart:bar">
            <chart:data-point chart:repeated="5"/>
          </chart:series>
          <chart:series chart:style-name="ch10" chart:values-cell-range-address="DISKREAD.B18:DISKREAD.F1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0.00769230769230769">
                <text:p text:id="DISKREAD.B16:DISKREAD.F16">0.00769230769230769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0.0923076923076923">
                <text:p text:id="DISKREAD.B17:DISKREAD.F17">0.0923076923076923</text:p>
              </table:table-cell>
              <table:table-cell office:value-type="float" office:value="0.0923076923076923">
                <text:p>0.092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0">
                <text:p text:id="DISKREAD.B18:DISKREAD.F1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97cm" svg:y="0.256cm" chart:style-name="ch2">
          <text:p>Disk Read KB/s JMeter_Test_90_Threads  9/16/2011</text:p>
        </chart:title>
        <chart:legend chart:legend-position="end" svg:x="33.368cm" svg:y="5.131cm" chart:style-name="ch3"/>
        <chart:plot-area chart:style-name="ch4" table:cell-range-address="DISKREAD.A1:DISKREAD.F1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14" chart:label-cell-address="DISKREAD.B1:DISKREAD.B1" chart:class="chart:line">
            <chart:data-point chart:repeated="13"/>
          </chart:series>
          <chart:series chart:style-name="ch9" chart:values-cell-range-address="DISKREAD.C2:DISKREAD.C14" chart:label-cell-address="DISKREAD.C1:DISKREAD.C1" chart:class="chart:line">
            <chart:data-point chart:repeated="13"/>
          </chart:series>
          <chart:series chart:style-name="ch10" chart:values-cell-range-address="DISKREAD.D2:DISKREAD.D14" chart:label-cell-address="DISKREAD.D1:DISKREAD.D1" chart:class="chart:line">
            <chart:data-point chart:repeated="13"/>
          </chart:series>
          <chart:series chart:style-name="ch11" chart:values-cell-range-address="DISKREAD.E2:DISKREAD.E14" chart:label-cell-address="DISKREAD.E1:DISKREAD.E1" chart:class="chart:line">
            <chart:data-point chart:repeated="13"/>
          </chart:series>
          <chart:series chart:style-name="ch12" chart:values-cell-range-address="DISKREAD.F2:DISKREAD.F14" chart:label-cell-address="DISKREAD.F1:DISKREAD.F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14">12:53:07</text:p>
              </table:table-cell>
              <table:table-cell office:value-type="float" office:value="0">
                <text:p text:id="DISKREAD.B2:DISKREAD.B14">0</text:p>
              </table:table-cell>
              <table:table-cell office:value-type="float" office:value="0">
                <text:p text:id="DISKREAD.C2:DISKREAD.C14">0</text:p>
              </table:table-cell>
              <table:table-cell office:value-type="float" office:value="0">
                <text:p text:id="DISKREAD.D2:DISKREAD.D14">0</text:p>
              </table:table-cell>
              <table:table-cell office:value-type="float" office:value="0">
                <text:p text:id="DISKREAD.E2:DISKREAD.E14">0</text:p>
              </table:table-cell>
              <table:table-cell office:value-type="float" office:value="0">
                <text:p text:id="DISKREAD.F2:DISKREAD.F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90_Threads  9/16/2011</text:p>
        </chart:title>
        <chart:legend chart:legend-position="end" svg:x="33.024cm" svg:y="5.599cm" chart:style-name="ch3"/>
        <chart:plot-area chart:style-name="ch4" table:cell-range-address="DISKWRITE.B1:DISKWRITE.F1 DISKWRITE.B16:DISKWRITE.F18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16:DISKWRITE.F16" chart:class="chart:bar">
            <chart:data-point chart:repeated="5"/>
          </chart:series>
          <chart:series chart:style-name="ch9" chart:values-cell-range-address="DISKWRITE.B17:DISKWRITE.F17" chart:class="chart:bar">
            <chart:data-point chart:repeated="5"/>
          </chart:series>
          <chart:series chart:style-name="ch10" chart:values-cell-range-address="DISKWRITE.B18:DISKWRITE.F1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821.2">
                <text:p text:id="DISKWRITE.B16:DISKWRITE.F16">821.2</text:p>
              </table:table-cell>
              <table:table-cell office:value-type="float" office:value="821.2">
                <text:p>82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1940.23622653528">
                <text:p text:id="DISKWRITE.B17:DISKWRITE.F17">1940.23622653528</text:p>
              </table:table-cell>
              <table:table-cell office:value-type="float" office:value="1940.23622653528">
                <text:p>1940.23622653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1218.76377346472">
                <text:p text:id="DISKWRITE.B18:DISKWRITE.F18">1218.76377346472</text:p>
              </table:table-cell>
              <table:table-cell office:value-type="float" office:value="1218.76377346472">
                <text:p>1218.76377346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18cm" svg:y="0.256cm" chart:style-name="ch2">
          <text:p>Disk Write KB/s JMeter_Test_90_Threads  9/16/2011</text:p>
        </chart:title>
        <chart:legend chart:legend-position="end" svg:x="33.368cm" svg:y="5.131cm" chart:style-name="ch3"/>
        <chart:plot-area chart:style-name="ch4" table:cell-range-address="DISKWRITE.A1:DISKWRITE.F1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14" chart:label-cell-address="DISKWRITE.B1:DISKWRITE.B1" chart:class="chart:line">
            <chart:data-point chart:repeated="13"/>
          </chart:series>
          <chart:series chart:style-name="ch9" chart:values-cell-range-address="DISKWRITE.C2:DISKWRITE.C14" chart:label-cell-address="DISKWRITE.C1:DISKWRITE.C1" chart:class="chart:line">
            <chart:data-point chart:repeated="13"/>
          </chart:series>
          <chart:series chart:style-name="ch10" chart:values-cell-range-address="DISKWRITE.D2:DISKWRITE.D14" chart:label-cell-address="DISKWRITE.D1:DISKWRITE.D1" chart:class="chart:line">
            <chart:data-point chart:repeated="13"/>
          </chart:series>
          <chart:series chart:style-name="ch11" chart:values-cell-range-address="DISKWRITE.E2:DISKWRITE.E14" chart:label-cell-address="DISKWRITE.E1:DISKWRITE.E1" chart:class="chart:line">
            <chart:data-point chart:repeated="13"/>
          </chart:series>
          <chart:series chart:style-name="ch12" chart:values-cell-range-address="DISKWRITE.F2:DISKWRITE.F14" chart:label-cell-address="DISKWRITE.F1:DISKWRITE.F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14">12:53:07</text:p>
              </table:table-cell>
              <table:table-cell office:value-type="float" office:value="0">
                <text:p text:id="DISKWRITE.B2:DISKWRITE.B14">0</text:p>
              </table:table-cell>
              <table:table-cell office:value-type="float" office:value="0">
                <text:p text:id="DISKWRITE.C2:DISKWRITE.C14">0</text:p>
              </table:table-cell>
              <table:table-cell office:value-type="float" office:value="0">
                <text:p text:id="DISKWRITE.D2:DISKWRITE.D14">0</text:p>
              </table:table-cell>
              <table:table-cell office:value-type="float" office:value="0">
                <text:p text:id="DISKWRITE.E2:DISKWRITE.E14">0</text:p>
              </table:table-cell>
              <table:table-cell office:value-type="float" office:value="0">
                <text:p text:id="DISKWRITE.F2:DISKWRITE.F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1186.4">
                <text:p>1186.4</text:p>
              </table:table-cell>
              <table:table-cell office:value-type="float" office:value="1186.4">
                <text:p>118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3980.2">
                <text:p>3980.2</text:p>
              </table:table-cell>
              <table:table-cell office:value-type="float" office:value="3980.2">
                <text:p>398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2483">
                <text:p>2483</text:p>
              </table:table-cell>
              <table:table-cell office:value-type="float" office:value="2483">
                <text:p>2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2415.3">
                <text:p>2415.3</text:p>
              </table:table-cell>
              <table:table-cell office:value-type="float" office:value="2415.3">
                <text:p>241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463.8">
                <text:p>463.8</text:p>
              </table:table-cell>
              <table:table-cell office:value-type="float" office:value="463.8">
                <text:p>46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127.7">
                <text:p>127.7</text:p>
              </table:table-cell>
              <table:table-cell office:value-type="float" office:value="127.7">
                <text:p>12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90_Threads  9/16/2011</text:p>
        </chart:title>
        <chart:legend chart:legend-position="end" svg:x="33.024cm" svg:y="5.599cm" chart:style-name="ch3"/>
        <chart:plot-area chart:style-name="ch4" table:cell-range-address="DISKXFER.B1:DISKXFER.F1 DISKXFER.B16:DISKXFER.F18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16:DISKXFER.F16" chart:class="chart:bar">
            <chart:data-point chart:repeated="5"/>
          </chart:series>
          <chart:series chart:style-name="ch9" chart:values-cell-range-address="DISKXFER.B17:DISKXFER.F17" chart:class="chart:bar">
            <chart:data-point chart:repeated="5"/>
          </chart:series>
          <chart:series chart:style-name="ch10" chart:values-cell-range-address="DISKXFER.B18:DISKXFER.F1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54.3">
                <text:p text:id="DISKXFER.B16:DISKXFER.F16">54.3</text:p>
              </table:table-cell>
              <table:table-cell office:value-type="float" office:value="54.3">
                <text:p>5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121.593256835246">
                <text:p text:id="DISKXFER.B17:DISKXFER.F17">121.593256835246</text:p>
              </table:table-cell>
              <table:table-cell office:value-type="float" office:value="121.593256835246">
                <text:p>121.593256835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26.7067431647542">
                <text:p text:id="DISKXFER.B18:DISKXFER.F18">26.7067431647542</text:p>
              </table:table-cell>
              <table:table-cell office:value-type="float" office:value="26.7067431647542">
                <text:p>26.7067431647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521cm" svg:y="0.256cm" chart:style-name="ch2">
          <text:p>Disk transfers per second JMeter_Test_90_Threads  9/16/2011</text:p>
        </chart:title>
        <chart:legend chart:legend-position="end" svg:x="33.368cm" svg:y="5.131cm" chart:style-name="ch3"/>
        <chart:plot-area chart:style-name="ch4" table:cell-range-address="DISKXFER.A1:DISKXFER.F1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14" chart:label-cell-address="DISKXFER.B1:DISKXFER.B1" chart:class="chart:line">
            <chart:data-point chart:repeated="13"/>
          </chart:series>
          <chart:series chart:style-name="ch9" chart:values-cell-range-address="DISKXFER.C2:DISKXFER.C14" chart:label-cell-address="DISKXFER.C1:DISKXFER.C1" chart:class="chart:line">
            <chart:data-point chart:repeated="13"/>
          </chart:series>
          <chart:series chart:style-name="ch10" chart:values-cell-range-address="DISKXFER.D2:DISKXFER.D14" chart:label-cell-address="DISKXFER.D1:DISKXFER.D1" chart:class="chart:line">
            <chart:data-point chart:repeated="13"/>
          </chart:series>
          <chart:series chart:style-name="ch11" chart:values-cell-range-address="DISKXFER.E2:DISKXFER.E14" chart:label-cell-address="DISKXFER.E1:DISKXFER.E1" chart:class="chart:line">
            <chart:data-point chart:repeated="13"/>
          </chart:series>
          <chart:series chart:style-name="ch12" chart:values-cell-range-address="DISKXFER.F2:DISKXFER.F14" chart:label-cell-address="DISKXFER.F1:DISKXFER.F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14">12:53:07</text:p>
              </table:table-cell>
              <table:table-cell office:value-type="float" office:value="0">
                <text:p text:id="DISKXFER.B2:DISKXFER.B14">0</text:p>
              </table:table-cell>
              <table:table-cell office:value-type="float" office:value="0">
                <text:p text:id="DISKXFER.C2:DISKXFER.C14">0</text:p>
              </table:table-cell>
              <table:table-cell office:value-type="float" office:value="0">
                <text:p text:id="DISKXFER.D2:DISKXFER.D14">0</text:p>
              </table:table-cell>
              <table:table-cell office:value-type="float" office:value="0">
                <text:p text:id="DISKXFER.E2:DISKXFER.E14">0</text:p>
              </table:table-cell>
              <table:table-cell office:value-type="float" office:value="0">
                <text:p text:id="DISKXFER.F2:DISKXFER.F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133.8">
                <text:p>133.8</text:p>
              </table:table-cell>
              <table:table-cell office:value-type="float" office:value="133.8">
                <text:p>13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02.6">
                <text:p>202.6</text:p>
              </table:table-cell>
              <table:table-cell office:value-type="float" office:value="202.6">
                <text:p>20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193.9">
                <text:p>193.9</text:p>
              </table:table-cell>
              <table:table-cell office:value-type="float" office:value="193.9">
                <text:p>19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166.1">
                <text:p>166.1</text:p>
              </table:table-cell>
              <table:table-cell office:value-type="float" office:value="166.1">
                <text:p>16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599cm" chart:style-name="ch3"/>
        <chart:plot-area chart:style-name="ch4" table:cell-range-address="JFSFILE.B1:JFSFILE.G1 JFSFILE.A16:JFSFILE.G18" chart:data-source-has-labels="both" svg:x="0.713cm" svg:y="1.281cm" svg:width="31.837cm" svg:height="11.044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16:JFSFILE.G16" chart:label-cell-address="JFSFILE.A16:JFSFILE.A16" chart:class="chart:bar">
            <chart:data-point chart:repeated="6"/>
          </chart:series>
          <chart:series chart:style-name="ch9" chart:values-cell-range-address="JFSFILE.B17:JFSFILE.G17" chart:label-cell-address="JFSFILE.A17:JFSFILE.A17" chart:class="chart:bar">
            <chart:data-point chart:repeated="6"/>
          </chart:series>
          <chart:series chart:style-name="ch10" chart:values-cell-range-address="JFSFILE.B18:JFSFILE.G18" chart:label-cell-address="JFSFILE.A18:JFSFILE.A1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16:JFSFILE.A16">Avg.</text:p>
              </table:table-cell>
              <table:table-cell office:value-type="float" office:value="44.5">
                <text:p text:id="JFSFILE.B16:JFSFILE.G16">4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 text:id="JFSFILE.A17:JFSFILE.A17">WAvg.</text:p>
              </table:table-cell>
              <table:table-cell office:value-type="float" office:value="0.00304235090751348">
                <text:p text:id="JFSFILE.B17:JFSFILE.G17">0.0030423509075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4235090751348">
                <text:p>0.00304235090751348</text:p>
              </table:table-cell>
            </table:table-row>
            <table:table-row>
              <table:table-cell office:value-type="string">
                <text:p text:id="JFSFILE.A18:JFSFILE.A18">Max.</text:p>
              </table:table-cell>
              <table:table-cell office:value-type="float" office:value="0.296957649092484">
                <text:p text:id="JFSFILE.B18:JFSFILE.G18">0.29695764909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6957649092484">
                <text:p>0.29695764909248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9/16/2011</text:p>
        </chart:title>
        <chart:legend chart:legend-position="end" svg:x="32.652cm" svg:y="6.067cm" chart:style-name="ch3"/>
        <chart:plot-area chart:style-name="ch4" table:cell-range-address="MEM.A2:MEM.A14 MEM.F1:MEM.F14" chart:data-source-has-labels="both" svg:x="0.708cm" svg:y="1.281cm" svg:width="31.237cm" svg:height="11.044cm">
          <chart:axis chart:dimension="x" chart:name="primary-x" chart:style-name="ch5">
            <chart:categories table:cell-range-address="MEM.A2:MEM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14" chart:label-cell-address="MEM.F1:MEM.F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14">12:53:07</text:p>
              </table:table-cell>
              <table:table-cell office:value-type="float" office:value="1922.8">
                <text:p text:id="MEM.F2:MEM.F14">1922.8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1849.4">
                <text:p>1849.4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1831.6">
                <text:p>1831.6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1805.8">
                <text:p>1805.8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1815.3">
                <text:p>1815.3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1815.4">
                <text:p>1815.4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1815.4">
                <text:p>1815.4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1815.4">
                <text:p>1815.4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1815.5">
                <text:p>1815.5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1815.5">
                <text:p>1815.5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1815.5">
                <text:p>1815.5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1815.5">
                <text:p>1815.5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1815.5">
                <text:p>1815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14" chart:data-source-has-labels="both" svg:x="0.708cm" svg:y="0.256cm" svg:width="31.105cm" svg:height="12.069cm">
          <chart:axis chart:dimension="x" chart:name="primary-x" chart:style-name="ch4">
            <chart:categories table:cell-range-address="MEM.A2:MEM.A14"/>
          </chart:axis>
          <chart:axis chart:dimension="y" chart:name="primary-y" chart:style-name="ch5"/>
          <chart:series chart:style-name="ch6" chart:values-cell-range-address="MEM.B2:MEM.B14" chart:label-cell-address="MEM.B1:MEM.B1" chart:class="chart:area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14">12:53:07</text:p>
              </table:table-cell>
              <table:table-cell office:value-type="float" office:value="4026.9">
                <text:p text:id="MEM.B2:MEM.B14">4026.9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9/16/2011</text:p>
        </chart:title>
        <chart:legend chart:legend-position="end" svg:x="33.209cm" svg:y="5.599cm" chart:style-name="ch3"/>
        <chart:plot-area chart:style-name="ch4" table:cell-range-address="CPU_ALL.A1:CPU_ALL.D14" chart:data-source-has-labels="both" svg:x="0.713cm" svg:y="1.281cm" svg:width="31.784cm" svg:height="11.044cm">
          <chart:axis chart:dimension="x" chart:name="primary-x" chart:style-name="ch5">
            <chart:categories table:cell-range-address="CPU_ALL.A2:CPU_ALL.A14"/>
          </chart:axis>
          <chart:axis chart:dimension="y" chart:name="primary-y" chart:style-name="ch6"/>
          <chart:series chart:style-name="ch7" chart:values-cell-range-address="CPU_ALL.B2:CPU_ALL.B14" chart:label-cell-address="CPU_ALL.B1:CPU_ALL.B1" chart:class="chart:area">
            <chart:data-point chart:repeated="13"/>
          </chart:series>
          <chart:series chart:style-name="ch8" chart:values-cell-range-address="CPU_ALL.C2:CPU_ALL.C14" chart:label-cell-address="CPU_ALL.C1:CPU_ALL.C1" chart:class="chart:area">
            <chart:data-point chart:repeated="13"/>
          </chart:series>
          <chart:series chart:style-name="ch9" chart:values-cell-range-address="CPU_ALL.D2:CPU_ALL.D14" chart:label-cell-address="CPU_ALL.D1:CPU_ALL.D1" chart:class="chart:area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4">12:53:07</text:p>
              </table:table-cell>
              <table:table-cell office:value-type="float" office:value="1.5">
                <text:p text:id="CPU_ALL.B2:CPU_ALL.B14">1.5</text:p>
              </table:table-cell>
              <table:table-cell office:value-type="float" office:value="0.8">
                <text:p text:id="CPU_ALL.C2:CPU_ALL.C14">0.8</text:p>
              </table:table-cell>
              <table:table-cell office:value-type="float" office:value="0">
                <text:p text:id="CPU_ALL.D2:CPU_ALL.D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38.2">
                <text:p>38.2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3.8">
                <text:p>23.8</text:p>
              </table:table-cell>
              <table:table-cell office:value-type="float" office:value="4.9">
                <text:p>4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37.1">
                <text:p>37.1</text:p>
              </table:table-cell>
              <table:table-cell office:value-type="float" office:value="5.1">
                <text:p>5.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32.8">
                <text:p>32.8</text:p>
              </table:table-cell>
              <table:table-cell office:value-type="float" office:value="4.9">
                <text:p>4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9/16/2011</text:p>
        </chart:title>
        <chart:legend chart:legend-position="end" svg:x="31.781cm" svg:y="5.833cm" chart:style-name="ch3"/>
        <chart:plot-area chart:style-name="ch4" table:cell-range-address="NET.A2:NET.A14 NET.H1:NET.I14" chart:data-source-has-labels="both" svg:x="0.713cm" svg:y="1.281cm" svg:width="30.356cm" svg:height="11.044cm">
          <chart:axis chart:dimension="x" chart:name="primary-x" chart:style-name="ch5">
            <chart:categories table:cell-range-address="NET.A2:NET.A14"/>
          </chart:axis>
          <chart:axis chart:dimension="y" chart:name="primary-y" chart:style-name="ch6"/>
          <chart:series chart:style-name="ch7" chart:values-cell-range-address="NET.I2:NET.I14" chart:label-cell-address="NET.I1:NET.I1" chart:class="chart:area">
            <chart:data-point chart:repeated="13"/>
          </chart:series>
          <chart:series chart:style-name="ch8" chart:values-cell-range-address="NET.H2:NET.H14" chart:label-cell-address="NET.H1:NET.H1" chart:class="chart:area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14">12:53:07</text:p>
              </table:table-cell>
              <table:table-cell office:value-type="float" office:value="-0.2">
                <text:p text:id="NET.I2:NET.I14">-0.2</text:p>
              </table:table-cell>
              <table:table-cell office:value-type="float" office:value="0.5">
                <text:p text:id="NET.H2:NET.H14">0.5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-1678.7">
                <text:p>-1678.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-369.7">
                <text:p>-369.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-511.2">
                <text:p>-511.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-390.8">
                <text:p>-390.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90_Threads (KB/s)  9/16/2011</text:p>
        </chart:title>
        <chart:legend chart:legend-position="end" svg:x="33.262cm" svg:y="5.599cm" chart:style-name="ch3"/>
        <chart:plot-area chart:style-name="ch4" table:cell-range-address="NET.B1:NET.E1 NET.A16:NET.E1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16:NET.E16" chart:label-cell-address="NET.A16:NET.A16" chart:class="chart:bar">
            <chart:data-point chart:repeated="4"/>
          </chart:series>
          <chart:series chart:style-name="ch9" chart:values-cell-range-address="NET.B17:NET.E17" chart:label-cell-address="NET.A17:NET.A17" chart:class="chart:bar">
            <chart:data-point chart:repeated="4"/>
          </chart:series>
          <chart:series chart:style-name="ch10" chart:values-cell-range-address="NET.B18:NET.E18" chart:label-cell-address="NET.A18:NET.A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16:NET.A16">Avg.</text:p>
              </table:table-cell>
              <table:table-cell office:value-type="float" office:value="0">
                <text:p text:id="NET.B16:NET.E16">0</text:p>
              </table:table-cell>
              <table:table-cell office:value-type="float" office:value="8.48461538461538">
                <text:p>8.48461538461538</text:p>
              </table:table-cell>
              <table:table-cell office:value-type="float" office:value="0">
                <text:p>0</text:p>
              </table:table-cell>
              <table:table-cell office:value-type="float" office:value="226.969230769231">
                <text:p>226.969230769231</text:p>
              </table:table-cell>
            </table:table-row>
            <table:table-row>
              <table:table-cell office:value-type="string">
                <text:p text:id="NET.A17:NET.A17">WAvg.</text:p>
              </table:table-cell>
              <table:table-cell office:value-type="float" office:value="0">
                <text:p text:id="NET.B17:NET.E17">0</text:p>
              </table:table-cell>
              <table:table-cell office:value-type="float" office:value="25.0001534277146">
                <text:p>25.0001534277146</text:p>
              </table:table-cell>
              <table:table-cell office:value-type="float" office:value="0">
                <text:p>0</text:p>
              </table:table-cell>
              <table:table-cell office:value-type="float" office:value="914.751741236463">
                <text:p>914.751741236463</text:p>
              </table:table-cell>
            </table:table-row>
            <table:table-row>
              <table:table-cell office:value-type="string">
                <text:p text:id="NET.A18:NET.A18">Max.</text:p>
              </table:table-cell>
              <table:table-cell office:value-type="float" office:value="0">
                <text:p text:id="NET.B18:NET.E18">0</text:p>
              </table:table-cell>
              <table:table-cell office:value-type="float" office:value="18.31523118767">
                <text:p>18.31523118767</text:p>
              </table:table-cell>
              <table:table-cell office:value-type="float" office:value="0">
                <text:p>0</text:p>
              </table:table-cell>
              <table:table-cell office:value-type="float" office:value="536.979027994306">
                <text:p>536.97902799430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5cm" xlink:href=".." chart:class="chart:area" chart:style-name="ch1">
        <chart:title svg:x="10.408cm" svg:y="0.256cm" chart:style-name="ch2">
          <text:p>Network I/O JMeter_Test_90_Threads (KB/s)  9/16/2011</text:p>
        </chart:title>
        <chart:legend chart:legend-position="end" svg:x="32.68cm" svg:y="5.364cm" chart:style-name="ch3"/>
        <chart:plot-area chart:style-name="ch4" table:cell-range-address="NET.A1:NET.E14" chart:data-source-has-labels="both" svg:x="0.713cm" svg:y="1.281cm" svg:width="31.255cm" svg:height="11.042cm">
          <chart:axis chart:dimension="x" chart:name="primary-x" chart:style-name="ch5">
            <chart:categories table:cell-range-address="NET.A2:NET.A14"/>
          </chart:axis>
          <chart:axis chart:dimension="y" chart:name="primary-y" chart:style-name="ch6"/>
          <chart:series chart:style-name="ch7" chart:values-cell-range-address="NET.B2:NET.B14" chart:label-cell-address="NET.B1:NET.B1" chart:class="chart:area">
            <chart:data-point chart:repeated="13"/>
          </chart:series>
          <chart:series chart:style-name="ch8" chart:values-cell-range-address="NET.C2:NET.C14" chart:label-cell-address="NET.C1:NET.C1" chart:class="chart:area">
            <chart:data-point chart:repeated="13"/>
          </chart:series>
          <chart:series chart:style-name="ch9" chart:values-cell-range-address="NET.D2:NET.D14" chart:label-cell-address="NET.D1:NET.D1" chart:class="chart:area">
            <chart:data-point chart:repeated="13"/>
          </chart:series>
          <chart:series chart:style-name="ch10" chart:values-cell-range-address="NET.E2:NET.E14" chart:label-cell-address="NET.E1:NET.E1" chart:class="chart:area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14">12:53:07</text:p>
              </table:table-cell>
              <table:table-cell office:value-type="float" office:value="0">
                <text:p text:id="NET.B2:NET.B14">0</text:p>
              </table:table-cell>
              <table:table-cell office:value-type="float" office:value="0.5">
                <text:p text:id="NET.C2:NET.C14">0.5</text:p>
              </table:table-cell>
              <table:table-cell office:value-type="float" office:value="0">
                <text:p text:id="NET.D2:NET.D14">0</text:p>
              </table:table-cell>
              <table:table-cell office:value-type="float" office:value="0.2">
                <text:p text:id="NET.E2:NET.E14">0.2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51.8">
                <text:p>51.8</text:p>
              </table:table-cell>
              <table:table-cell office:value-type="float" office:value="0">
                <text:p>0</text:p>
              </table:table-cell>
              <table:table-cell office:value-type="float" office:value="1678.7">
                <text:p>1678.7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">
                <text:p>0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  <table:table-cell office:value-type="float" office:value="369.7">
                <text:p>369.7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511.2">
                <text:p>511.2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  <table:table-cell office:value-type="float" office:value="390.8">
                <text:p>390.8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9/16/2011</text:p>
        </chart:title>
        <chart:legend chart:legend-position="end" svg:x="33.262cm" svg:y="5.599cm" chart:style-name="ch3"/>
        <chart:plot-area chart:style-name="ch4" table:cell-range-address="NETPACKET.B1:NETPACKET.E1 NETPACKET.A16:NETPACKET.E18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16:NETPACKET.E16" chart:label-cell-address="NETPACKET.A16:NETPACKET.A16" chart:class="chart:bar">
            <chart:data-point chart:repeated="4"/>
          </chart:series>
          <chart:series chart:style-name="ch9" chart:values-cell-range-address="NETPACKET.B17:NETPACKET.E17" chart:label-cell-address="NETPACKET.A17:NETPACKET.A17" chart:class="chart:bar">
            <chart:data-point chart:repeated="4"/>
          </chart:series>
          <chart:series chart:style-name="ch10" chart:values-cell-range-address="NETPACKET.B18:NETPACKET.E18" chart:label-cell-address="NETPACKET.A18:NETPACKET.A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16:NETPACKET.A16">Avg.</text:p>
              </table:table-cell>
              <table:table-cell office:value-type="float" office:value="0">
                <text:p text:id="NETPACKET.B16:NETPACKET.E16">0</text:p>
              </table:table-cell>
              <table:table-cell office:value-type="float" office:value="90.6307692307692">
                <text:p>90.6307692307692</text:p>
              </table:table-cell>
              <table:table-cell office:value-type="float" office:value="0">
                <text:p>0</text:p>
              </table:table-cell>
              <table:table-cell office:value-type="float" office:value="170.3">
                <text:p>170.3</text:p>
              </table:table-cell>
            </table:table-row>
            <table:table-row>
              <table:table-cell office:value-type="string">
                <text:p text:id="NETPACKET.A17:NETPACKET.A17">WAvg.</text:p>
              </table:table-cell>
              <table:table-cell office:value-type="float" office:value="0">
                <text:p text:id="NETPACKET.B17:NETPACKET.E17">0</text:p>
              </table:table-cell>
              <table:table-cell office:value-type="float" office:value="304.470673648199">
                <text:p>304.470673648199</text:p>
              </table:table-cell>
              <table:table-cell office:value-type="float" office:value="0">
                <text:p>0</text:p>
              </table:table-cell>
              <table:table-cell office:value-type="float" office:value="676.858448891097">
                <text:p>676.858448891097</text:p>
              </table:table-cell>
            </table:table-row>
            <table:table-row>
              <table:table-cell office:value-type="string">
                <text:p text:id="NETPACKET.A18:NETPACKET.A18">Max.</text:p>
              </table:table-cell>
              <table:table-cell office:value-type="float" office:value="0">
                <text:p text:id="NETPACKET.B18:NETPACKET.E18">0</text:p>
              </table:table-cell>
              <table:table-cell office:value-type="float" office:value="224.498557121032">
                <text:p>224.498557121032</text:p>
              </table:table-cell>
              <table:table-cell office:value-type="float" office:value="0">
                <text:p>0</text:p>
              </table:table-cell>
              <table:table-cell office:value-type="float" office:value="401.141551108903">
                <text:p>401.14155110890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90_Threads  9/16/2011</text:p>
        </chart:title>
        <chart:legend chart:legend-position="end" svg:x="32.389cm" svg:y="5.365cm" chart:style-name="ch3"/>
        <chart:plot-area chart:style-name="ch4" table:cell-range-address="NETPACKET.A1:NETPACKET.E1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14" chart:label-cell-address="NETPACKET.B1:NETPACKET.B1" chart:class="chart:line">
            <chart:data-point chart:repeated="13"/>
          </chart:series>
          <chart:series chart:style-name="ch9" chart:values-cell-range-address="NETPACKET.C2:NETPACKET.C14" chart:label-cell-address="NETPACKET.C1:NETPACKET.C1" chart:class="chart:line">
            <chart:data-point chart:repeated="13"/>
          </chart:series>
          <chart:series chart:style-name="ch10" chart:values-cell-range-address="NETPACKET.D2:NETPACKET.D14" chart:label-cell-address="NETPACKET.D1:NETPACKET.D1" chart:class="chart:line">
            <chart:data-point chart:repeated="13"/>
          </chart:series>
          <chart:series chart:style-name="ch11" chart:values-cell-range-address="NETPACKET.E2:NETPACKET.E14" chart:label-cell-address="NETPACKET.E1:NETPACKET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14">12:53:07</text:p>
              </table:table-cell>
              <table:table-cell office:value-type="float" office:value="0">
                <text:p text:id="NETPACKET.B2:NETPACKET.B14">0</text:p>
              </table:table-cell>
              <table:table-cell office:value-type="float" office:value="8.2">
                <text:p text:id="NETPACKET.C2:NETPACKET.C14">8.2</text:p>
              </table:table-cell>
              <table:table-cell office:value-type="float" office:value="0">
                <text:p text:id="NETPACKET.D2:NETPACKET.D14">0</text:p>
              </table:table-cell>
              <table:table-cell office:value-type="float" office:value="0.9">
                <text:p text:id="NETPACKET.E2:NETPACKET.E14">0.9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619.6">
                <text:p>619.6</text:p>
              </table:table-cell>
              <table:table-cell office:value-type="float" office:value="0">
                <text:p>0</text:p>
              </table:table-cell>
              <table:table-cell office:value-type="float" office:value="1248.3">
                <text:p>1248.3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">
                <text:p>0</text:p>
              </table:table-cell>
              <table:table-cell office:value-type="float" office:value="138.5">
                <text:p>138.5</text:p>
              </table:table-cell>
              <table:table-cell office:value-type="float" office:value="0">
                <text:p>0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153.7">
                <text:p>153.7</text:p>
              </table:table-cell>
              <table:table-cell office:value-type="float" office:value="0">
                <text:p>0</text:p>
              </table:table-cell>
              <table:table-cell office:value-type="float" office:value="297.3">
                <text:p>297.3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9/16/2011</text:p>
        </chart:title>
        <chart:legend chart:legend-position="end" svg:x="32.68cm" svg:y="5.833cm" chart:style-name="ch3"/>
        <chart:plot-area chart:style-name="ch4" table:cell-range-address="PROC.A1:PROC.C14" chart:data-source-has-labels="both" svg:x="0.713cm" svg:y="1.281cm" svg:width="31.255cm" svg:height="11.044cm">
          <chart:axis chart:dimension="x" chart:name="primary-x" chart:style-name="ch5">
            <chart:categories table:cell-range-address="PROC.A2:PROC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14" chart:label-cell-address="PROC.B1:PROC.B1" chart:class="chart:line">
            <chart:data-point chart:repeated="13"/>
          </chart:series>
          <chart:series chart:style-name="ch9" chart:values-cell-range-address="PROC.C2:PROC.C14" chart:label-cell-address="PROC.C1:PROC.C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14">12:53:07</text:p>
              </table:table-cell>
              <table:table-cell office:value-type="float" office:value="1">
                <text:p text:id="PROC.B2:PROC.B14">1</text:p>
              </table:table-cell>
              <table:table-cell office:value-type="float" office:value="-1">
                <text:p text:id="PROC.C2:PROC.C14">-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9/16/2011</text:p>
        </chart:title>
        <chart:legend chart:legend-position="end" svg:x="32.76cm" svg:y="5.833cm" chart:style-name="ch3"/>
        <chart:plot-area chart:style-name="ch4" table:cell-range-address="PROC.A2:PROC.A14 PROC.D2:PROC.E14" chart:data-source-has-labels="column" svg:x="0.713cm" svg:y="1.281cm" svg:width="31.335cm" svg:height="11.044cm">
          <chart:axis chart:dimension="x" chart:name="primary-x" chart:style-name="ch5">
            <chart:categories table:cell-range-address="PROC.A2:PROC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14" chart:class="chart:line">
            <chart:data-point chart:repeated="13"/>
          </chart:series>
          <chart:series chart:style-name="ch9" chart:values-cell-range-address="PROC.E2:PROC.E14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14">12:53:07</text:p>
              </table:table-cell>
              <table:table-cell office:value-type="float" office:value="0">
                <text:p text:id="PROC.D2:PROC.D14">0</text:p>
              </table:table-cell>
              <table:table-cell office:value-type="float" office:value="-1">
                <text:p text:id="PROC.E2:PROC.E14">-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2129">
                <text:p>2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1545.9">
                <text:p>1545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1723.8">
                <text:p>172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1515.9">
                <text:p>1515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196">
                <text:p>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203.4">
                <text:p>20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193.5">
                <text:p>19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203.2">
                <text:p>20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196.1">
                <text:p>196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206.6">
                <text:p>20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190.1">
                <text:p>19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205.2">
                <text:p>205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5cm" xlink:href=".." chart:class="chart:line" chart:style-name="ch1">
        <chart:title svg:x="11.612cm" svg:y="0.256cm" chart:style-name="ch2">
          <text:p>Processes JMeter_Test_90_Threads  9/16/2011</text:p>
        </chart:title>
        <chart:legend chart:legend-position="end" svg:x="32.76cm" svg:y="5.832cm" chart:style-name="ch3"/>
        <chart:plot-area chart:style-name="ch4" table:cell-range-address="PROC.A2:PROC.A14 PROC.H2:PROC.I14" chart:data-source-has-labels="column" svg:x="0.713cm" svg:y="1.281cm" svg:width="31.335cm" svg:height="11.042cm">
          <chart:axis chart:dimension="x" chart:name="primary-x" chart:style-name="ch5">
            <chart:categories table:cell-range-address="PROC.A2:PROC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14" chart:class="chart:line">
            <chart:data-point chart:repeated="13"/>
          </chart:series>
          <chart:series chart:style-name="ch9" chart:values-cell-range-address="PROC.I2:PROC.I14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14">12:53:07</text:p>
              </table:table-cell>
              <table:table-cell office:value-type="float" office:value="0">
                <text:p text:id="PROC.H2:PROC.H14">0</text:p>
              </table:table-cell>
              <table:table-cell office:value-type="float" office:value="-1">
                <text:p text:id="PROC.I2:PROC.I14">-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3.6">
                <text:p>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6.7">
                <text:p>6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6.6">
                <text:p>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3cm" chart:style-name="ch3"/>
        <chart:plot-area chart:style-name="ch4" table:cell-range-address="VM.A2:VM.A14 VM.H1:VM.I14" chart:data-source-has-labels="both" svg:x="0.713cm" svg:y="1.281cm" svg:width="31.573cm" svg:height="11.044cm">
          <chart:axis chart:dimension="x" chart:name="primary-x" chart:style-name="ch5">
            <chart:categories table:cell-range-address="VM.A2:VM.A14"/>
          </chart:axis>
          <chart:axis chart:dimension="y" chart:name="primary-y" chart:style-name="ch6"/>
          <chart:series chart:style-name="ch7" chart:values-cell-range-address="VM.H2:VM.H14" chart:label-cell-address="VM.H1:VM.H1" chart:class="chart:area">
            <chart:data-point chart:repeated="13"/>
          </chart:series>
          <chart:series chart:style-name="ch8" chart:values-cell-range-address="VM.I2:VM.I14" chart:label-cell-address="VM.I1:VM.I1" chart:class="chart:area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14">12:53:07</text:p>
              </table:table-cell>
              <table:table-cell office:value-type="float" office:value="-1">
                <text:p text:id="VM.H2:VM.H14">-1</text:p>
              </table:table-cell>
              <table:table-cell office:value-type="float" office:value="-1">
                <text:p text:id="VM.I2:VM.I14">-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3cm" chart:style-name="ch3"/>
        <chart:plot-area chart:style-name="ch4" table:cell-range-address="VM.A2:VM.A14 VM.J1:VM.K14" chart:data-source-has-labels="both" svg:x="0.713cm" svg:y="1.281cm" svg:width="31.493cm" svg:height="11.044cm">
          <chart:axis chart:dimension="x" chart:name="primary-x" chart:style-name="ch5">
            <chart:categories table:cell-range-address="VM.A2:VM.A14"/>
          </chart:axis>
          <chart:axis chart:dimension="y" chart:name="primary-y" chart:style-name="ch6"/>
          <chart:series chart:style-name="ch7" chart:values-cell-range-address="VM.J2:VM.J14" chart:label-cell-address="VM.J1:VM.J1" chart:class="chart:area">
            <chart:data-point chart:repeated="13"/>
          </chart:series>
          <chart:series chart:style-name="ch8" chart:values-cell-range-address="VM.K2:VM.K14" chart:label-cell-address="VM.K1:VM.K1" chart:class="chart:area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14">12:53:07</text:p>
              </table:table-cell>
              <table:table-cell office:value-type="float" office:value="-1">
                <text:p text:id="VM.J2:VM.J14">-1</text:p>
              </table:table-cell>
              <table:table-cell office:value-type="float" office:value="-1">
                <text:p text:id="VM.K2:VM.K14">-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14 CPU_ALL.G1:CPU_ALL.G1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14"/>
          </chart:axis>
          <chart:axis chart:dimension="y" chart:name="primary-y" chart:style-name="ch5"/>
          <chart:series chart:style-name="ch6" chart:values-cell-range-address="CPU_ALL.G2:CPU_ALL.G14" chart:label-cell-address="CPU_ALL.G1:CPU_ALL.G1" chart:class="chart:area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14">12:53:07</text:p>
              </table:table-cell>
              <table:table-cell office:value-type="float" office:value="4">
                <text:p text:id="CPU_ALL.G2:CPU_ALL.G14">4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9/16/2011</text:p>
        </chart:title>
        <chart:legend chart:legend-position="end" svg:x="33.209cm" svg:y="5.599cm" chart:style-name="ch3"/>
        <chart:plot-area chart:style-name="ch4" table:cell-range-address="CPU01.A1:CPU01.D14" chart:data-source-has-labels="both" svg:x="0.713cm" svg:y="1.281cm" svg:width="31.784cm" svg:height="11.044cm">
          <chart:axis chart:dimension="x" chart:name="primary-x" chart:style-name="ch5">
            <chart:categories table:cell-range-address="CPU01.A2:CPU01.A14"/>
          </chart:axis>
          <chart:axis chart:dimension="y" chart:name="primary-y" chart:style-name="ch6"/>
          <chart:series chart:style-name="ch7" chart:values-cell-range-address="CPU01.B2:CPU01.B14" chart:label-cell-address="CPU01.B1:CPU01.B1" chart:class="chart:area">
            <chart:data-point chart:repeated="13"/>
          </chart:series>
          <chart:series chart:style-name="ch8" chart:values-cell-range-address="CPU01.C2:CPU01.C14" chart:label-cell-address="CPU01.C1:CPU01.C1" chart:class="chart:area">
            <chart:data-point chart:repeated="13"/>
          </chart:series>
          <chart:series chart:style-name="ch9" chart:values-cell-range-address="CPU01.D2:CPU01.D14" chart:label-cell-address="CPU01.D1:CPU01.D1" chart:class="chart:area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14">12:53:07</text:p>
              </table:table-cell>
              <table:table-cell office:value-type="float" office:value="3.7">
                <text:p text:id="CPU01.B2:CPU01.B14">3.7</text:p>
              </table:table-cell>
              <table:table-cell office:value-type="float" office:value="0.6">
                <text:p text:id="CPU01.C2:CPU01.C14">0.6</text:p>
              </table:table-cell>
              <table:table-cell office:value-type="float" office:value="0.6">
                <text:p text:id="CPU01.D2:CPU01.D14">0.6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34.2">
                <text:p>34.2</text:p>
              </table:table-cell>
              <table:table-cell office:value-type="float" office:value="5.5">
                <text:p>5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2.5">
                <text:p>22.5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26.7">
                <text:p>26.7</text:p>
              </table:table-cell>
              <table:table-cell office:value-type="float" office:value="4">
                <text:p>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28.3">
                <text:p>28.3</text:p>
              </table:table-cell>
              <table:table-cell office:value-type="float" office:value="4.1">
                <text:p>4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9/16/2011</text:p>
        </chart:title>
        <chart:legend chart:legend-position="end" svg:x="33.209cm" svg:y="5.599cm" chart:style-name="ch3"/>
        <chart:plot-area chart:style-name="ch4" table:cell-range-address="CPU02.A1:CPU02.D14" chart:data-source-has-labels="both" svg:x="0.713cm" svg:y="1.281cm" svg:width="31.784cm" svg:height="11.044cm">
          <chart:axis chart:dimension="x" chart:name="primary-x" chart:style-name="ch5">
            <chart:categories table:cell-range-address="CPU02.A2:CPU02.A14"/>
          </chart:axis>
          <chart:axis chart:dimension="y" chart:name="primary-y" chart:style-name="ch6"/>
          <chart:series chart:style-name="ch7" chart:values-cell-range-address="CPU02.B2:CPU02.B14" chart:label-cell-address="CPU02.B1:CPU02.B1" chart:class="chart:area">
            <chart:data-point chart:repeated="13"/>
          </chart:series>
          <chart:series chart:style-name="ch8" chart:values-cell-range-address="CPU02.C2:CPU02.C14" chart:label-cell-address="CPU02.C1:CPU02.C1" chart:class="chart:area">
            <chart:data-point chart:repeated="13"/>
          </chart:series>
          <chart:series chart:style-name="ch9" chart:values-cell-range-address="CPU02.D2:CPU02.D14" chart:label-cell-address="CPU02.D1:CPU02.D1" chart:class="chart:area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14">12:53:07</text:p>
              </table:table-cell>
              <table:table-cell office:value-type="float" office:value="4.4">
                <text:p text:id="CPU02.B2:CPU02.B14">4.4</text:p>
              </table:table-cell>
              <table:table-cell office:value-type="float" office:value="0.7">
                <text:p text:id="CPU02.C2:CPU02.C14">0.7</text:p>
              </table:table-cell>
              <table:table-cell office:value-type="float" office:value="0.5">
                <text:p text:id="CPU02.D2:CPU02.D14">0.5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41.6">
                <text:p>41.6</text:p>
              </table:table-cell>
              <table:table-cell office:value-type="float" office:value="5.3">
                <text:p>5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4.6">
                <text:p>24.6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31.8">
                <text:p>31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27.1">
                <text:p>27.1</text:p>
              </table:table-cell>
              <table:table-cell office:value-type="float" office:value="4.2">
                <text:p>4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9/16/2011</text:p>
        </chart:title>
        <chart:legend chart:legend-position="end" svg:x="33.209cm" svg:y="5.599cm" chart:style-name="ch3"/>
        <chart:plot-area chart:style-name="ch4" table:cell-range-address="CPU03.A1:CPU03.D14" chart:data-source-has-labels="both" svg:x="0.713cm" svg:y="1.281cm" svg:width="31.784cm" svg:height="11.044cm">
          <chart:axis chart:dimension="x" chart:name="primary-x" chart:style-name="ch5">
            <chart:categories table:cell-range-address="CPU03.A2:CPU03.A14"/>
          </chart:axis>
          <chart:axis chart:dimension="y" chart:name="primary-y" chart:style-name="ch6"/>
          <chart:series chart:style-name="ch7" chart:values-cell-range-address="CPU03.B2:CPU03.B14" chart:label-cell-address="CPU03.B1:CPU03.B1" chart:class="chart:area">
            <chart:data-point chart:repeated="13"/>
          </chart:series>
          <chart:series chart:style-name="ch8" chart:values-cell-range-address="CPU03.C2:CPU03.C14" chart:label-cell-address="CPU03.C1:CPU03.C1" chart:class="chart:area">
            <chart:data-point chart:repeated="13"/>
          </chart:series>
          <chart:series chart:style-name="ch9" chart:values-cell-range-address="CPU03.D2:CPU03.D14" chart:label-cell-address="CPU03.D1:CPU03.D1" chart:class="chart:area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14">12:53:07</text:p>
              </table:table-cell>
              <table:table-cell office:value-type="float" office:value="4.3">
                <text:p text:id="CPU03.B2:CPU03.B14">4.3</text:p>
              </table:table-cell>
              <table:table-cell office:value-type="float" office:value="0.6">
                <text:p text:id="CPU03.C2:CPU03.C14">0.6</text:p>
              </table:table-cell>
              <table:table-cell office:value-type="float" office:value="0.7">
                <text:p text:id="CPU03.D2:CPU03.D14">0.7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38.8">
                <text:p>38.8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18.6">
                <text:p>18.6</text:p>
              </table:table-cell>
              <table:table-cell office:value-type="float" office:value="4.5">
                <text:p>4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38">
                <text:p>38</text:p>
              </table:table-cell>
              <table:table-cell office:value-type="float" office:value="4.1">
                <text:p>4.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9/16/2011</text:p>
        </chart:title>
        <chart:legend chart:legend-position="end" svg:x="33.209cm" svg:y="5.599cm" chart:style-name="ch3"/>
        <chart:plot-area chart:style-name="ch4" table:cell-range-address="CPU04.A1:CPU04.D14" chart:data-source-has-labels="both" svg:x="0.713cm" svg:y="1.281cm" svg:width="31.784cm" svg:height="11.044cm">
          <chart:axis chart:dimension="x" chart:name="primary-x" chart:style-name="ch5">
            <chart:categories table:cell-range-address="CPU04.A2:CPU04.A14"/>
          </chart:axis>
          <chart:axis chart:dimension="y" chart:name="primary-y" chart:style-name="ch6"/>
          <chart:series chart:style-name="ch7" chart:values-cell-range-address="CPU04.B2:CPU04.B14" chart:label-cell-address="CPU04.B1:CPU04.B1" chart:class="chart:area">
            <chart:data-point chart:repeated="13"/>
          </chart:series>
          <chart:series chart:style-name="ch8" chart:values-cell-range-address="CPU04.C2:CPU04.C14" chart:label-cell-address="CPU04.C1:CPU04.C1" chart:class="chart:area">
            <chart:data-point chart:repeated="13"/>
          </chart:series>
          <chart:series chart:style-name="ch9" chart:values-cell-range-address="CPU04.D2:CPU04.D14" chart:label-cell-address="CPU04.D1:CPU04.D1" chart:class="chart:area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14">12:53:07</text:p>
              </table:table-cell>
              <table:table-cell office:value-type="float" office:value="4">
                <text:p text:id="CPU04.B2:CPU04.B14">4</text:p>
              </table:table-cell>
              <table:table-cell office:value-type="float" office:value="0.7">
                <text:p text:id="CPU04.C2:CPU04.C14">0.7</text:p>
              </table:table-cell>
              <table:table-cell office:value-type="float" office:value="2.5">
                <text:p text:id="CPU04.D2:CPU04.D14">2.5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37.5">
                <text:p>37.5</text:p>
              </table:table-cell>
              <table:table-cell office:value-type="float" office:value="6.3">
                <text:p>6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29.3">
                <text:p>29.3</text:p>
              </table:table-cell>
              <table:table-cell office:value-type="float" office:value="7.4">
                <text:p>7.4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47.6">
                <text:p>47.6</text:p>
              </table:table-cell>
              <table:table-cell office:value-type="float" office:value="7">
                <text:p>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37.7">
                <text:p>37.7</text:p>
              </table:table-cell>
              <table:table-cell office:value-type="float" office:value="7.1">
                <text:p>7.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8.98461538461538">
                <text:p text:id="CPU_SUMM.B2:CPU_SUMM.B5">8.98461538461538</text:p>
              </table:table-cell>
              <table:table-cell office:value-type="float" office:value="1.63846153846154">
                <text:p text:id="CPU_SUMM.C2:CPU_SUMM.C5">1.63846153846154</text:p>
              </table:table-cell>
              <table:table-cell office:value-type="float" office:value="1.84615384615385">
                <text:p text:id="CPU_SUMM.D2:CPU_SUMM.D5">1.8461538461538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9.98461538461538">
                <text:p>9.98461538461538</text:p>
              </table:table-cell>
              <table:table-cell office:value-type="float" office:value="1.40769230769231">
                <text:p>1.40769230769231</text:p>
              </table:table-cell>
              <table:table-cell office:value-type="float" office:value="1.61538461538462">
                <text:p>1.6153846153846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0.9076923076923">
                <text:p>10.9076923076923</text:p>
              </table:table-cell>
              <table:table-cell office:value-type="float" office:value="1.47692307692308">
                <text:p>1.47692307692308</text:p>
              </table:table-cell>
              <table:table-cell office:value-type="float" office:value="4.05384615384615">
                <text:p>4.0538461538461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2.1307692307692">
                <text:p>12.1307692307692</text:p>
              </table:table-cell>
              <table:table-cell office:value-type="float" office:value="2.44615384615385">
                <text:p>2.44615384615385</text:p>
              </table:table-cell>
              <table:table-cell office:value-type="float" office:value="9.83846153846154">
                <text:p>9.83846153846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9/16/2011</text:p>
        </chart:title>
        <chart:legend chart:legend-position="end" svg:x="31.793cm" svg:y="5.599cm" chart:style-name="ch3"/>
        <chart:plot-area chart:style-name="ch4" table:cell-range-address="DISK_SUMM.A2:DISK_SUMM.D14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14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14" chart:label-cell-address="DISK_SUMM.B1:DISK_SUMM.B1" chart:class="chart:area">
            <chart:data-point chart:repeated="13"/>
          </chart:series>
          <chart:series chart:attached-axis="primary-y" chart:style-name="ch11" chart:values-cell-range-address="DISK_SUMM.C2:DISK_SUMM.C14" chart:label-cell-address="DISK_SUMM.C1:DISK_SUMM.C1" chart:class="chart:area">
            <chart:data-point chart:repeated="13"/>
          </chart:series>
          <chart:series chart:attached-axis="secondary-y" chart:style-name="ch12" chart:values-cell-range-address="DISK_SUMM.D2:DISK_SUMM.D14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14">12:53:07</text:p>
              </table:table-cell>
              <table:table-cell office:value-type="float" office:value="0">
                <text:p text:id="DISK_SUMM.B2:DISK_SUMM.B14">0</text:p>
              </table:table-cell>
              <table:table-cell office:value-type="float" office:value="0">
                <text:p text:id="DISK_SUMM.C2:DISK_SUMM.C14">0</text:p>
              </table:table-cell>
              <table:table-cell office:value-type="float" office:value="0">
                <text:p text:id="DISK_SUMM.D2:DISK_SUMM.D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0">
                <text:p>0</text:p>
              </table:table-cell>
              <table:table-cell office:value-type="float" office:value="2372.8">
                <text:p>2372.8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.2">
                <text:p>0.2</text:p>
              </table:table-cell>
              <table:table-cell office:value-type="float" office:value="7960.4">
                <text:p>7960.4</text:p>
              </table:table-cell>
              <table:table-cell office:value-type="float" office:value="405.2">
                <text:p>405.2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0">
                <text:p>0</text:p>
              </table:table-cell>
              <table:table-cell office:value-type="float" office:value="4966">
                <text:p>496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0">
                <text:p>0</text:p>
              </table:table-cell>
              <table:table-cell office:value-type="float" office:value="4830.6">
                <text:p>4830.6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0">
                <text:p>0</text:p>
              </table:table-cell>
              <table:table-cell office:value-type="float" office:value="927.6">
                <text:p>927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0">
                <text:p>0</text:p>
              </table:table-cell>
              <table:table-cell office:value-type="float" office:value="255.4">
                <text:p>255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0">
                <text:p>0</text:p>
              </table:table-cell>
              <table:table-cell office:value-type="float" office:value="10.6">
                <text:p>1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90_Threads  9/16/2011</text:p>
        </chart:title>
        <chart:legend chart:legend-position="end" svg:x="33.168cm" svg:y="5.599cm" chart:style-name="ch3"/>
        <chart:plot-area chart:style-name="ch4" table:cell-range-address="DISK_SUMM.B1:DISK_SUMM.D1 DISK_SUMM.A16:DISK_SUMM.D1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16:DISK_SUMM.D16" chart:label-cell-address="DISK_SUMM.A16:DISK_SUMM.A16" chart:class="chart:bar">
            <chart:data-point chart:repeated="3"/>
          </chart:series>
          <chart:series chart:style-name="ch9" chart:values-cell-range-address="DISK_SUMM.B17:DISK_SUMM.D17" chart:label-cell-address="DISK_SUMM.A17:DISK_SUMM.A17" chart:class="chart:bar">
            <chart:data-point chart:repeated="3"/>
          </chart:series>
          <chart:series chart:style-name="ch10" chart:values-cell-range-address="DISK_SUMM.B18:DISK_SUMM.D18" chart:label-cell-address="DISK_SUMM.A18:DISK_SUMM.A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16:DISK_SUMM.A16">Avg.</text:p>
              </table:table-cell>
              <table:table-cell office:value-type="float" office:value="0.0153846153846154">
                <text:p text:id="DISK_SUMM.B16:DISK_SUMM.D16">0.0153846153846154</text:p>
              </table:table-cell>
              <table:table-cell office:value-type="float" office:value="1642.4">
                <text:p>1642.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 text:id="DISK_SUMM.A17:DISK_SUMM.A17">WAvg.</text:p>
              </table:table-cell>
              <table:table-cell office:value-type="float" office:value="0.184615384615385">
                <text:p text:id="DISK_SUMM.B17:DISK_SUMM.D17">0.184615384615385</text:p>
              </table:table-cell>
              <table:table-cell office:value-type="float" office:value="3880.47245307055">
                <text:p>3880.47245307055</text:p>
              </table:table-cell>
              <table:table-cell office:value-type="float" office:value="243.186513670492">
                <text:p>243.186513670492</text:p>
              </table:table-cell>
            </table:table-row>
            <table:table-row>
              <table:table-cell office:value-type="string">
                <text:p text:id="DISK_SUMM.A18:DISK_SUMM.A18">Max.</text:p>
              </table:table-cell>
              <table:table-cell office:value-type="float" office:value="0">
                <text:p text:id="DISK_SUMM.B18:DISK_SUMM.D18">0</text:p>
              </table:table-cell>
              <table:table-cell office:value-type="float" office:value="2437.52754692945">
                <text:p>2437.52754692945</text:p>
              </table:table-cell>
              <table:table-cell office:value-type="float" office:value="53.4134863295083">
                <text:p>53.41348632950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90_Threads (Kbytes)  9/16/2011</text:p>
        </chart:title>
        <chart:legend chart:legend-position="end" svg:x="33.024cm" svg:y="5.599cm" chart:style-name="ch3"/>
        <chart:plot-area chart:style-name="ch4" table:cell-range-address="DISKBSIZE.B1:DISKBSIZE.F1 DISKBSIZE.B16:DISKBSIZE.F18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16:DISKBSIZE.F16" chart:class="chart:bar">
            <chart:data-point chart:repeated="5"/>
          </chart:series>
          <chart:series chart:style-name="ch9" chart:values-cell-range-address="DISKBSIZE.B17:DISKBSIZE.F17" chart:class="chart:bar">
            <chart:data-point chart:repeated="5"/>
          </chart:series>
          <chart:series chart:style-name="ch10" chart:values-cell-range-address="DISKBSIZE.B18:DISKBSIZE.F1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22.9846153846154">
                <text:p text:id="DISKBSIZE.B16:DISKBSIZE.F16">22.9846153846154</text:p>
              </table:table-cell>
              <table:table-cell office:value-type="float" office:value="22.9846153846154">
                <text:p>22.9846153846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55.8931623931624">
                <text:p text:id="DISKBSIZE.B17:DISKBSIZE.F17">55.8931623931624</text:p>
              </table:table-cell>
              <table:table-cell office:value-type="float" office:value="55.8931623931624">
                <text:p>55.8931623931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37.2222222222222">
                <text:p text:id="DISKBSIZE.B18:DISKBSIZE.F18">37.2222222222222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812cm" svg:y="0.256cm" chart:style-name="ch2">
          <text:p>Disk Block Size JMeter_Test_90_Threads (Kbytes)  9/16/2011</text:p>
        </chart:title>
        <chart:legend chart:legend-position="end" svg:x="33.368cm" svg:y="5.131cm" chart:style-name="ch3"/>
        <chart:plot-area chart:style-name="ch4" table:cell-range-address="DISKBSIZE.A1:DISKBSIZE.F1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14" chart:label-cell-address="DISKBSIZE.B1:DISKBSIZE.B1" chart:class="chart:line">
            <chart:data-point chart:repeated="13"/>
          </chart:series>
          <chart:series chart:style-name="ch9" chart:values-cell-range-address="DISKBSIZE.C2:DISKBSIZE.C14" chart:label-cell-address="DISKBSIZE.C1:DISKBSIZE.C1" chart:class="chart:line">
            <chart:data-point chart:repeated="13"/>
          </chart:series>
          <chart:series chart:style-name="ch10" chart:values-cell-range-address="DISKBSIZE.D2:DISKBSIZE.D14" chart:label-cell-address="DISKBSIZE.D1:DISKBSIZE.D1" chart:class="chart:line">
            <chart:data-point chart:repeated="13"/>
          </chart:series>
          <chart:series chart:style-name="ch11" chart:values-cell-range-address="DISKBSIZE.E2:DISKBSIZE.E14" chart:label-cell-address="DISKBSIZE.E1:DISKBSIZE.E1" chart:class="chart:line">
            <chart:data-point chart:repeated="13"/>
          </chart:series>
          <chart:series chart:style-name="ch12" chart:values-cell-range-address="DISKBSIZE.F2:DISKBSIZE.F14" chart:label-cell-address="DISKBSIZE.F1:DISKBSIZE.F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14">12:53:07</text:p>
              </table:table-cell>
              <table:table-cell office:value-type="float" office:value="0">
                <text:p text:id="DISKBSIZE.B2:DISKBSIZE.B14">0</text:p>
              </table:table-cell>
              <table:table-cell office:value-type="float" office:value="0">
                <text:p text:id="DISKBSIZE.C2:DISKBSIZE.C14">0</text:p>
              </table:table-cell>
              <table:table-cell office:value-type="float" office:value="0">
                <text:p text:id="DISKBSIZE.D2:DISKBSIZE.D14">0</text:p>
              </table:table-cell>
              <table:table-cell office:value-type="float" office:value="0">
                <text:p text:id="DISKBSIZE.E2:DISKBSIZE.E14">0</text:p>
              </table:table-cell>
              <table:table-cell office:value-type="float" office:value="0">
                <text:p text:id="DISKBSIZE.F2:DISKBSIZE.F14">0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95.3">
                <text:p>95.3</text:p>
              </table:table-cell>
              <table:table-cell office:value-type="float" office:value="95.3">
                <text:p>9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116.1">
                <text:p>116.1</text:p>
              </table:table-cell>
              <table:table-cell office:value-type="float" office:value="116.1">
                <text:p>11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6:3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07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37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07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07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90_Threads  9/16/2011</text:p>
        </chart:title>
        <chart:legend chart:legend-position="end" svg:x="33.024cm" svg:y="5.599cm" chart:style-name="ch3"/>
        <chart:plot-area chart:style-name="ch4" table:cell-range-address="DISKBUSY.B1:DISKBUSY.F1 DISKBUSY.B16:DISKBUSY.F18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16:DISKBUSY.F16" chart:class="chart:bar">
            <chart:data-point chart:repeated="5"/>
          </chart:series>
          <chart:series chart:style-name="ch9" chart:values-cell-range-address="DISKBUSY.B17:DISKBUSY.F17" chart:class="chart:bar">
            <chart:data-point chart:repeated="5"/>
          </chart:series>
          <chart:series chart:style-name="ch10" chart:values-cell-range-address="DISKBUSY.B18:DISKBUSY.F1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20.5461538461538">
                <text:p text:id="DISKBUSY.B16:DISKBUSY.F16">20.5461538461538</text:p>
              </table:table-cell>
              <table:table-cell office:value-type="float" office:value="20.5461538461538">
                <text:p>20.5461538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46.4461711257668">
                <text:p text:id="DISKBUSY.B17:DISKBUSY.F17">46.4461711257668</text:p>
              </table:table-cell>
              <table:table-cell office:value-type="float" office:value="46.4461711257668">
                <text:p>46.4461711257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13.9076750280794">
                <text:p text:id="DISKBUSY.B18:DISKBUSY.F18">13.9076750280794</text:p>
              </table:table-cell>
              <table:table-cell office:value-type="float" office:value="13.9076750280794">
                <text:p>13.9076750280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